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2.635cm"/>
    </style:style>
    <style:style style:name="co8" style:family="table-column">
      <style:table-column-properties fo:break-before="auto" style:column-width="3.3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/>
    <style:style style:name="ce4" style:family="table-cell" style:parent-style-name="Default" style:data-style-name="N3"/>
    <style:style style:name="ce5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" table:default-cell-style-name="Default"/>
        <table:table-row table:style-name="ro1">
          <table:table-cell table:number-columns-repeated="16"/>
          <table:table-cell>
            <draw:frame table:end-cell-address="Feuille1.Y21" table:end-x="0.187cm" table:end-y="0.271cm" draw:z-index="9" draw:style-name="gr1" draw:text-style-name="P1" svg:width="15.999cm" svg:height="9.037cm" svg:x="2.253cm" svg:y="0.305cm">
              <draw:object draw:notify-on-update-of-ranges="Feuille1.B13:Feuille1.N13 Feuille1.A15:Feuille1.A15 Feuille1.B15:Feuille1.N15 Feuille1.A14:Feuille1.A14 Feuille1.B14:Feuille1.N14 Feuille1.A17:Feuille1.A17 Feuille1.B17:Feuille1.N17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table:number-columns-spanned="15" table:number-rows-spanned="1">
            <text:p>Problèmes des n-dames</text:p>
          </table:table-cell>
          <table:covered-table-cell table:number-columns-repeated="14"/>
          <table:table-cell table:number-columns-repeated="10"/>
        </table:table-row>
        <table:table-row table:style-name="ro1">
          <table:table-cell/>
          <table:table-cell table:style-name="ce2" office:value-type="string" table:number-columns-spanned="10" table:number-rows-spanned="1">
            <text:p>Temps moyen sur 1000 exécutions</text:p>
          </table:table-cell>
          <table:covered-table-cell table:number-columns-repeated="9"/>
          <table:table-cell table:style-name="ce1" office:value-type="string" table:number-columns-spanned="3" table:number-rows-spanned="1">
            <text:p>Temps moyen sur 25 exécutions</text:p>
          </table:table-cell>
          <table:covered-table-cell table:number-columns-repeated="2"/>
          <table:table-cell table:style-name="ce1" office:value-type="string" table:number-columns-spanned="2" table:number-rows-spanned="1">
            <text:p>Temps sur 1 exécution</text:p>
          </table:table-cell>
          <table:covered-table-cell/>
          <table:table-cell office:value-type="string">
            <text:p>(s)</text:p>
          </table:table-cell>
          <table:table-cell table:number-columns-repeated="7"/>
          <table:table-cell>
            <draw:frame table:end-cell-address="Feuille1.AF23" table:end-x="1.444cm" table:end-y="0.144cm" draw:z-index="6" draw:style-name="gr1" draw:text-style-name="P1" svg:width="15.999cm" svg:height="9.037cm" svg:x="1.252cm" svg:y="0.178cm">
              <draw:object draw:notify-on-update-of-ranges="Feuille1.B4:Feuille1.P4 Feuille1.A6:Feuille1.A6 Feuille1.B6:Feuille1.P6 Feuille1.A5:Feuille1.A5 Feuille1.B5:Feuille1.P5 Feuille1.A8:Feuille1.A8 Feuille1.B8:Feuille1.P8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string">
            <text:p>Backtrack</text:p>
          </table:table-cell>
          <table:table-cell table:number-columns-repeated="3" table:style-name="ce3" office:value-type="float" office:value="0">
            <text:p>0,000000</text:p>
          </table:table-cell>
          <table:table-cell table:style-name="ce3" office:value-type="float" office:value="0.000002">
            <text:p>0,000002</text:p>
          </table:table-cell>
          <table:table-cell table:style-name="ce3" office:value-type="float" office:value="0.000007">
            <text:p>0,000007</text:p>
          </table:table-cell>
          <table:table-cell table:style-name="ce3" office:value-type="float" office:value="0.000031">
            <text:p>0,000031</text:p>
          </table:table-cell>
          <table:table-cell table:style-name="ce3" office:value-type="float" office:value="0.00014">
            <text:p>0,000140</text:p>
          </table:table-cell>
          <table:table-cell table:style-name="ce3" office:value-type="float" office:value="0.000597">
            <text:p>0,000597</text:p>
          </table:table-cell>
          <table:table-cell table:style-name="ce3" office:value-type="float" office:value="0.002718">
            <text:p>0,002718</text:p>
          </table:table-cell>
          <table:table-cell table:style-name="ce3" office:value-type="float" office:value="0.012886">
            <text:p>0,012886</text:p>
          </table:table-cell>
          <table:table-cell table:style-name="ce3" office:value-type="float" office:value="0.0668">
            <text:p>0,066800</text:p>
          </table:table-cell>
          <table:table-cell table:style-name="ce3" office:value-type="float" office:value="0.37176">
            <text:p>0,371760</text:p>
          </table:table-cell>
          <table:table-cell table:style-name="ce3" office:value-type="float" office:value="2.21968">
            <text:p>2,219680</text:p>
          </table:table-cell>
          <table:table-cell table:style-name="ce3" office:value-type="float" office:value="14.116">
            <text:p>14,116000</text:p>
          </table:table-cell>
          <table:table-cell table:style-name="ce3" office:value-type="float" office:value="95.672997">
            <text:p>95,672997</text:p>
          </table:table-cell>
          <table:table-cell table:style-name="ce3"/>
          <table:table-cell table:style-name="ce3">
            <draw:frame table:end-cell-address="Feuille1.Y25" table:end-x="0.689cm" table:end-y="0.397cm" draw:z-index="10" draw:style-name="gr1" draw:text-style-name="P1" svg:width="15.999cm" svg:height="9.037cm" svg:x="0.497cm" svg:y="0.431cm">
              <draw:object draw:notify-on-update-of-ranges="Feuille1.B32:Feuille1.N32 Feuille1.A34:Feuille1.A34 Feuille1.B34:Feuille1.N34 Feuille1.A33:Feuille1.A33 Feuille1.B33:Feuille1.N33 Feuille1.A36:Feuille1.A36 Feuille1.B36:Feuille1.N36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office:value-type="string">
            <text:p>ForwardChecking</text:p>
          </table:table-cell>
          <table:table-cell table:number-columns-repeated="3" table:style-name="ce3" office:value-type="float" office:value="0">
            <text:p>0,000000</text:p>
          </table:table-cell>
          <table:table-cell table:style-name="ce3" office:value-type="float" office:value="0.000004">
            <text:p>0,000004</text:p>
          </table:table-cell>
          <table:table-cell table:style-name="ce3" office:value-type="float" office:value="0.000016">
            <text:p>0,000016</text:p>
          </table:table-cell>
          <table:table-cell table:style-name="ce3" office:value-type="float" office:value="0.000037">
            <text:p>0,000037</text:p>
          </table:table-cell>
          <table:table-cell table:style-name="ce3" office:value-type="float" office:value="0.000149">
            <text:p>0,000149</text:p>
          </table:table-cell>
          <table:table-cell table:style-name="ce3" office:value-type="float" office:value="0.00059">
            <text:p>0,000590</text:p>
          </table:table-cell>
          <table:table-cell table:style-name="ce3" office:value-type="float" office:value="0.002506">
            <text:p>0,002506</text:p>
          </table:table-cell>
          <table:table-cell table:style-name="ce3" office:value-type="float" office:value="0.010251">
            <text:p>0,010251</text:p>
          </table:table-cell>
          <table:table-cell table:style-name="ce3" office:value-type="float" office:value="0.04968">
            <text:p>0,049680</text:p>
          </table:table-cell>
          <table:table-cell table:style-name="ce3" office:value-type="float" office:value="0.25912">
            <text:p>0,259120</text:p>
          </table:table-cell>
          <table:table-cell table:style-name="ce3" office:value-type="float" office:value="1.45232">
            <text:p>1,452320</text:p>
          </table:table-cell>
          <table:table-cell table:style-name="ce3" office:value-type="float" office:value="8.598">
            <text:p>8,598000</text:p>
          </table:table-cell>
          <table:table-cell table:style-name="ce3" office:value-type="float" office:value="55.161999">
            <text:p>55,161999</text:p>
          </table:table-cell>
          <table:table-cell table:style-name="ce3" table:number-columns-repeated="4"/>
          <table:table-cell table:number-columns-repeated="6"/>
        </table:table-row>
        <table:table-row table:style-name="ro1">
          <table:table-cell office:value-type="string">
            <text:p>ForwardChecking_MD</text:p>
          </table:table-cell>
          <table:table-cell table:number-columns-repeated="2" table:style-name="ce3" office:value-type="float" office:value="0">
            <text:p>0,000000</text:p>
          </table:table-cell>
          <table:table-cell table:style-name="ce3" office:value-type="float" office:value="0.000001">
            <text:p>0,000001</text:p>
          </table:table-cell>
          <table:table-cell table:style-name="ce3" office:value-type="float" office:value="0.000004">
            <text:p>0,000004</text:p>
          </table:table-cell>
          <table:table-cell table:style-name="ce3" office:value-type="float" office:value="0.000018">
            <text:p>0,000018</text:p>
          </table:table-cell>
          <table:table-cell table:style-name="ce3" office:value-type="float" office:value="0.00004">
            <text:p>0,000040</text:p>
          </table:table-cell>
          <table:table-cell table:style-name="ce3" office:value-type="float" office:value="0.000199">
            <text:p>0,000199</text:p>
          </table:table-cell>
          <table:table-cell table:style-name="ce3" office:value-type="float" office:value="0.000797">
            <text:p>0,000797</text:p>
          </table:table-cell>
          <table:table-cell table:style-name="ce3" office:value-type="float" office:value="0.003458">
            <text:p>0,003458</text:p>
          </table:table-cell>
          <table:table-cell table:style-name="ce3" office:value-type="float" office:value="0.013876">
            <text:p>0,013876</text:p>
          </table:table-cell>
          <table:table-cell table:style-name="ce3" office:value-type="float" office:value="0.06592">
            <text:p>0,065920</text:p>
          </table:table-cell>
          <table:table-cell table:style-name="ce3" office:value-type="float" office:value="0.33292">
            <text:p>0,332920</text:p>
          </table:table-cell>
          <table:table-cell table:style-name="ce3" office:value-type="float" office:value="1.81752">
            <text:p>1,817520</text:p>
          </table:table-cell>
          <table:table-cell table:style-name="ce3" office:value-type="float" office:value="10.471">
            <text:p>10,471000</text:p>
          </table:table-cell>
          <table:table-cell table:style-name="ce3" office:value-type="float" office:value="64.847">
            <text:p>64,847000</text:p>
          </table:table-cell>
          <table:table-cell table:style-name="ce3" table:number-columns-repeated="4"/>
          <table:table-cell table:number-columns-repeated="4"/>
          <table:table-cell>
            <draw:frame table:end-cell-address="Feuille1.AF27" table:end-x="1.308cm" table:end-y="0.271cm" draw:z-index="7" draw:style-name="gr1" draw:text-style-name="P1" svg:width="15.999cm" svg:height="9.037cm" svg:x="1.116cm" svg:y="0.305cm">
              <draw:object draw:notify-on-update-of-ranges="Feuille1.B23:Feuille1.P23 Feuille1.A25:Feuille1.A25 Feuille1.B25:Feuille1.P25 Feuille1.A24:Feuille1.A24 Feuille1.B24:Feuille1.P24 Feuille1.A27:Feuille1.A27 Feuille1.B27:Feuille1.P27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Backjumping</text:p>
          </table:table-cell>
          <table:table-cell table:number-columns-repeated="3" table:style-name="ce3" office:value-type="float" office:value="0">
            <text:p>0,000000</text:p>
          </table:table-cell>
          <table:table-cell table:style-name="ce3" office:value-type="float" office:value="0.000002">
            <text:p>0,000002</text:p>
          </table:table-cell>
          <table:table-cell table:style-name="ce3" office:value-type="float" office:value="0.000009">
            <text:p>0,000009</text:p>
          </table:table-cell>
          <table:table-cell table:style-name="ce3" office:value-type="float" office:value="0.000045">
            <text:p>0,000045</text:p>
          </table:table-cell>
          <table:table-cell table:style-name="ce3" office:value-type="float" office:value="0.000218">
            <text:p>0,000218</text:p>
          </table:table-cell>
          <table:table-cell table:style-name="ce3" office:value-type="float" office:value="0.001041">
            <text:p>0,001041</text:p>
          </table:table-cell>
          <table:table-cell table:style-name="ce3" office:value-type="float" office:value="0.004986">
            <text:p>0,004986</text:p>
          </table:table-cell>
          <table:table-cell table:style-name="ce3" office:value-type="float" office:value="0.024503">
            <text:p>0,024503</text:p>
          </table:table-cell>
          <table:table-cell table:style-name="ce3" office:value-type="float" office:value="0.13088">
            <text:p>0,130880</text:p>
          </table:table-cell>
          <table:table-cell table:style-name="ce3" office:value-type="float" office:value="0.7458">
            <text:p>0,745800</text:p>
          </table:table-cell>
          <table:table-cell table:style-name="ce3" office:value-type="float" office:value="4.5626">
            <text:p>4,562600</text:p>
          </table:table-cell>
          <table:table-cell table:style-name="ce3" office:value-type="float" office:value="29.755">
            <text:p>29,755000</text:p>
          </table:table-cell>
          <table:table-cell table:style-name="ce3" office:value-type="float" office:value="206.134">
            <text:p>206,134000</text:p>
          </table:table-cell>
          <table:table-cell table:number-columns-repeated="10"/>
        </table:table-row>
        <table:table-row table:style-name="ro2">
          <table:table-cell office:value-type="string">
            <text:p>Backjumping_MC</text:p>
          </table:table-cell>
          <table:table-cell table:style-name="ce3" office:value-type="float" office:value="0">
            <text:p>0,000000</text:p>
          </table:table-cell>
          <table:table-cell table:number-columns-repeated="2" table:style-name="ce3" office:value-type="float" office:value="0.000001">
            <text:p>0,000001</text:p>
          </table:table-cell>
          <table:table-cell table:style-name="ce3" office:value-type="float" office:value="0.000004">
            <text:p>0,000004</text:p>
          </table:table-cell>
          <table:table-cell table:style-name="ce3" office:value-type="float" office:value="0.000015">
            <text:p>0,000015</text:p>
          </table:table-cell>
          <table:table-cell table:style-name="ce3" office:value-type="float" office:value="0.000064">
            <text:p>0,000064</text:p>
          </table:table-cell>
          <table:table-cell table:style-name="ce3" office:value-type="float" office:value="0.00029">
            <text:p>0,000290</text:p>
          </table:table-cell>
          <table:table-cell table:style-name="ce3" office:value-type="float" office:value="0.001417">
            <text:p>0,001417</text:p>
          </table:table-cell>
          <table:table-cell table:style-name="ce3" office:value-type="float" office:value="0.006979">
            <text:p>0,006979</text:p>
          </table:table-cell>
          <table:table-cell table:style-name="ce3" office:value-type="float" office:value="0.03518">
            <text:p>0,035180</text:p>
          </table:table-cell>
          <table:table-cell table:style-name="ce3" office:value-type="float" office:value="0.18724">
            <text:p>0,187240</text:p>
          </table:table-cell>
          <table:table-cell table:style-name="ce3" office:value-type="float" office:value="1.11884">
            <text:p>1,118840</text:p>
          </table:table-cell>
          <table:table-cell table:style-name="ce3" office:value-type="float" office:value="7.297">
            <text:p>7,297000</text:p>
          </table:table-cell>
          <table:table-cell table:style-name="ce3" office:value-type="float" office:value="47.709">
            <text:p>47,709000</text:p>
          </table:table-cell>
          <table:table-cell table:style-name="ce3" office:value-type="float" office:value="339.791">
            <text:p>339,791000</text:p>
          </table:table-cell>
          <table:table-cell/>
          <table:table-cell>
            <draw:frame table:end-cell-address="Feuille1.Y29" table:end-x="1.052cm" table:end-y="0.177cm" draw:z-index="11" draw:style-name="gr1" draw:text-style-name="P1" svg:width="15.999cm" svg:height="9.017cm" svg:x="0.86cm" svg:y="0.25cm">
              <draw:object draw:notify-on-update-of-ranges="Feuille1.B51:Feuille1.N51 Feuille1.A53:Feuille1.A53 Feuille1.B53:Feuille1.N53 Feuille1.A52:Feuille1.A52 Feuille1.B52:Feuille1.N52 Feuille1.A55:Feuille1.A55 Feuille1.B55:Feuille1.N55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1" office:value-type="string" table:number-columns-spanned="13" table:number-rows-spanned="1">
            <text:p>Problèmes des pigeons</text:p>
          </table:table-cell>
          <table:covered-table-cell table:number-columns-repeated="12"/>
          <table:table-cell table:number-columns-repeated="10"/>
          <table:table-cell>
            <draw:frame table:end-cell-address="Feuille1.AF31" table:end-x="1.671cm" table:end-y="0.014cm" draw:z-index="8" draw:style-name="gr1" draw:text-style-name="P1" svg:width="15.999cm" svg:height="9.037cm" svg:x="1.479cm" svg:y="0.048cm">
              <draw:object draw:notify-on-update-of-ranges="Feuille1.B42:Feuille1.P42 Feuille1.A44:Feuille1.A44 Feuille1.B44:Feuille1.P44 Feuille1.A43:Feuille1.A43 Feuille1.B43:Feuille1.P43 Feuille1.A46:Feuille1.A46 Feuille1.B46:Feuille1.P46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table:style-name="ce2" office:value-type="string" table:number-columns-spanned="9" table:number-rows-spanned="1">
            <text:p>Temps moyen sur 1000 exécutions</text:p>
          </table:table-cell>
          <table:covered-table-cell table:number-columns-repeated="8"/>
          <table:table-cell table:style-name="ce5" office:value-type="string" table:number-columns-spanned="2" table:number-rows-spanned="1">
            <text:p>Temps moyen sur 25 exécutions</text:p>
          </table:table-cell>
          <table:covered-table-cell/>
          <table:table-cell table:style-name="ce1" office:value-type="string" table:number-columns-spanned="2" table:number-rows-spanned="1">
            <text:p>Temps sur 1 exécution</text:p>
          </table:table-cell>
          <table:covered-table-cell/>
          <table:table-cell table:number-columns-repeated="1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2"/>
        </table:table-row>
        <table:table-row table:style-name="ro1">
          <table:table-cell office:value-type="string">
            <text:p>Backtrack</text:p>
          </table:table-cell>
          <table:table-cell table:number-columns-repeated="3" table:style-name="ce3" office:value-type="float" office:value="0">
            <text:p>0,000000</text:p>
          </table:table-cell>
          <table:table-cell table:style-name="ce3" office:value-type="float" office:value="0.000002">
            <text:p>0,000002</text:p>
          </table:table-cell>
          <table:table-cell table:style-name="ce3" office:value-type="float" office:value="0.00001">
            <text:p>0,000010</text:p>
          </table:table-cell>
          <table:table-cell table:style-name="ce3" office:value-type="float" office:value="0.000069">
            <text:p>0,000069</text:p>
          </table:table-cell>
          <table:table-cell table:style-name="ce3" office:value-type="float" office:value="0.000482">
            <text:p>0,000482</text:p>
          </table:table-cell>
          <table:table-cell table:style-name="ce3" office:value-type="float" office:value="0.003829">
            <text:p>0,003829</text:p>
          </table:table-cell>
          <table:table-cell table:style-name="ce3" office:value-type="float" office:value="0.034274">
            <text:p>0,034274</text:p>
          </table:table-cell>
          <table:table-cell table:style-name="ce3" office:value-type="float" office:value="0.34408">
            <text:p>0,344080</text:p>
          </table:table-cell>
          <table:table-cell table:style-name="ce3" office:value-type="float" office:value="3.82448">
            <text:p>3,824480</text:p>
          </table:table-cell>
          <table:table-cell table:style-name="ce3" office:value-type="float" office:value="46.952999">
            <text:p>46,952999</text:p>
          </table:table-cell>
          <table:table-cell table:style-name="ce3" office:value-type="float" office:value="640.957">
            <text:p>640,957000</text:p>
          </table:table-cell>
          <table:table-cell table:number-columns-repeated="12"/>
        </table:table-row>
        <table:table-row table:style-name="ro1">
          <table:table-cell office:value-type="string">
            <text:p>ForwardChecking</text:p>
          </table:table-cell>
          <table:table-cell table:number-columns-repeated="3" table:style-name="ce3" office:value-type="float" office:value="0">
            <text:p>0,000000</text:p>
          </table:table-cell>
          <table:table-cell table:style-name="ce3" office:value-type="float" office:value="0.000004">
            <text:p>0,000004</text:p>
          </table:table-cell>
          <table:table-cell table:style-name="ce3" office:value-type="float" office:value="0.000015">
            <text:p>0,000015</text:p>
          </table:table-cell>
          <table:table-cell table:style-name="ce3" office:value-type="float" office:value="0.000081">
            <text:p>0,000081</text:p>
          </table:table-cell>
          <table:table-cell table:style-name="ce3" office:value-type="float" office:value="0.000489">
            <text:p>0,000489</text:p>
          </table:table-cell>
          <table:table-cell table:style-name="ce3" office:value-type="float" office:value="0.003476">
            <text:p>0,003476</text:p>
          </table:table-cell>
          <table:table-cell table:style-name="ce3" office:value-type="float" office:value="0.028877">
            <text:p>0,028877</text:p>
          </table:table-cell>
          <table:table-cell table:style-name="ce3" office:value-type="float" office:value="0.27484">
            <text:p>0,274840</text:p>
          </table:table-cell>
          <table:table-cell table:style-name="ce3" office:value-type="float" office:value="2.77048">
            <text:p>2,770480</text:p>
          </table:table-cell>
          <table:table-cell table:style-name="ce3" office:value-type="float" office:value="31.291">
            <text:p>31,291000</text:p>
          </table:table-cell>
          <table:table-cell table:style-name="ce3" office:value-type="float" office:value="429.712">
            <text:p>429,712000</text:p>
          </table:table-cell>
          <table:table-cell table:number-columns-repeated="12"/>
        </table:table-row>
        <table:table-row table:style-name="ro1">
          <table:table-cell office:value-type="string">
            <text:p>ForwardChecking_MD</text:p>
          </table:table-cell>
          <table:table-cell table:style-name="ce3" office:value-type="float" office:value="0.000001">
            <text:p>0,000001</text:p>
          </table:table-cell>
          <table:table-cell table:style-name="ce3" office:value-type="float" office:value="0">
            <text:p>0,000000</text:p>
          </table:table-cell>
          <table:table-cell table:style-name="ce3" office:value-type="float" office:value="0.000001">
            <text:p>0,000001</text:p>
          </table:table-cell>
          <table:table-cell table:style-name="ce3" office:value-type="float" office:value="0.000003">
            <text:p>0,000003</text:p>
          </table:table-cell>
          <table:table-cell table:style-name="ce3" office:value-type="float" office:value="0.000018">
            <text:p>0,000018</text:p>
          </table:table-cell>
          <table:table-cell table:style-name="ce3" office:value-type="float" office:value="0.000094">
            <text:p>0,000094</text:p>
          </table:table-cell>
          <table:table-cell table:style-name="ce3" office:value-type="float" office:value="0.000607">
            <text:p>0,000607</text:p>
          </table:table-cell>
          <table:table-cell table:style-name="ce3" office:value-type="float" office:value="0.004502">
            <text:p>0,004502</text:p>
          </table:table-cell>
          <table:table-cell table:style-name="ce3" office:value-type="float" office:value="0.038313">
            <text:p>0,038313</text:p>
          </table:table-cell>
          <table:table-cell table:style-name="ce3" office:value-type="float" office:value="0.37432">
            <text:p>0,374320</text:p>
          </table:table-cell>
          <table:table-cell table:style-name="ce3" office:value-type="float" office:value="3.849081">
            <text:p>3,849081</text:p>
          </table:table-cell>
          <table:table-cell table:style-name="ce3" office:value-type="float" office:value="44.422001">
            <text:p>44,422001</text:p>
          </table:table-cell>
          <table:table-cell table:style-name="ce3" office:value-type="float" office:value="580.465">
            <text:p>580,465000</text:p>
          </table:table-cell>
          <table:table-cell table:number-columns-repeated="12"/>
        </table:table-row>
        <table:table-row table:style-name="ro1">
          <table:table-cell office:value-type="string">
            <text:p>Backjumping</text:p>
          </table:table-cell>
          <table:table-cell table:number-columns-repeated="3" table:style-name="ce3" office:value-type="float" office:value="0">
            <text:p>0,000000</text:p>
          </table:table-cell>
          <table:table-cell table:style-name="ce3" office:value-type="float" office:value="0.000003">
            <text:p>0,000003</text:p>
          </table:table-cell>
          <table:table-cell table:style-name="ce3" office:value-type="float" office:value="0.000012">
            <text:p>0,000012</text:p>
          </table:table-cell>
          <table:table-cell table:style-name="ce3" office:value-type="float" office:value="0.000087">
            <text:p>0,000087</text:p>
          </table:table-cell>
          <table:table-cell table:style-name="ce3" office:value-type="float" office:value="0.000622">
            <text:p>0,000622</text:p>
          </table:table-cell>
          <table:table-cell table:style-name="ce3" office:value-type="float" office:value="0.00513">
            <text:p>0,005130</text:p>
          </table:table-cell>
          <table:table-cell table:style-name="ce3" office:value-type="float" office:value="0.048182">
            <text:p>0,048182</text:p>
          </table:table-cell>
          <table:table-cell table:style-name="ce3" office:value-type="float" office:value="0.49724">
            <text:p>0,497240</text:p>
          </table:table-cell>
          <table:table-cell table:style-name="ce3" office:value-type="float" office:value="5.7002">
            <text:p>5,700200</text:p>
          </table:table-cell>
          <table:table-cell table:style-name="ce3" office:value-type="float" office:value="75.226">
            <text:p>75,226000</text:p>
          </table:table-cell>
          <table:table-cell table:style-name="ce3" office:value-type="float" office:value="1043.479">
            <text:p>1043,479000</text:p>
          </table:table-cell>
          <table:table-cell table:number-columns-repeated="12"/>
        </table:table-row>
        <table:table-row table:style-name="ro2">
          <table:table-cell office:value-type="string">
            <text:p>Backjumping_MC</text:p>
          </table:table-cell>
          <table:table-cell table:number-columns-repeated="2" table:style-name="ce3" office:value-type="float" office:value="0">
            <text:p>0,000000</text:p>
          </table:table-cell>
          <table:table-cell table:style-name="ce3" office:value-type="float" office:value="0.000001">
            <text:p>0,000001</text:p>
          </table:table-cell>
          <table:table-cell table:style-name="ce3" office:value-type="float" office:value="0.000003">
            <text:p>0,000003</text:p>
          </table:table-cell>
          <table:table-cell table:style-name="ce3" office:value-type="float" office:value="0.000019">
            <text:p>0,000019</text:p>
          </table:table-cell>
          <table:table-cell table:style-name="ce3" office:value-type="float" office:value="0.000125">
            <text:p>0,000125</text:p>
          </table:table-cell>
          <table:table-cell table:style-name="ce3" office:value-type="float" office:value="0.000901">
            <text:p>0,000901</text:p>
          </table:table-cell>
          <table:table-cell table:style-name="ce3" office:value-type="float" office:value="0.007497">
            <text:p>0,007497</text:p>
          </table:table-cell>
          <table:table-cell table:style-name="ce3" office:value-type="float" office:value="0.070453">
            <text:p>0,070453</text:p>
          </table:table-cell>
          <table:table-cell table:style-name="ce3" office:value-type="float" office:value="0.72568">
            <text:p>0,725680</text:p>
          </table:table-cell>
          <table:table-cell table:style-name="ce3" office:value-type="float" office:value="8.3915">
            <text:p>8,391500</text:p>
          </table:table-cell>
          <table:table-cell table:style-name="ce3" office:value-type="float" office:value="126.904">
            <text:p>126,904000</text:p>
          </table:table-cell>
          <table:table-cell table:style-name="ce3" office:value-type="float" office:value="1836.035">
            <text:p>1836,035000</text:p>
          </table:table-cell>
          <table:table-cell table:number-columns-repeated="1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office:value-type="string" table:number-columns-spanned="3" table:number-rows-spanned="1">
            <text:p>Nombre de nœuds visités</text:p>
          </table:table-cell>
          <table:covered-table-cell table:number-columns-repeated="2"/>
          <table:table-cell table:number-columns-repeated="22"/>
        </table:table-row>
        <table:table-row table:style-name="ro1">
          <table:table-cell/>
          <table:table-cell table:style-name="ce1" office:value-type="string" table:number-columns-spanned="15" table:number-rows-spanned="1">
            <text:p>Problèmes des n-dames</text:p>
          </table:table-cell>
          <table:covered-table-cell table:number-columns-repeated="14"/>
          <table:table-cell table:number-columns-repeated="10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string">
            <text:p>Backtrack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220">
            <text:p>220</text:p>
          </table:table-cell>
          <table:table-cell table:style-name="ce4" office:value-type="float" office:value="894">
            <text:p>894</text:p>
          </table:table-cell>
          <table:table-cell table:style-name="ce4" office:value-type="float" office:value="3584">
            <text:p>3 584</text:p>
          </table:table-cell>
          <table:table-cell table:style-name="ce4" office:value-type="float" office:value="15720">
            <text:p>15 720</text:p>
          </table:table-cell>
          <table:table-cell table:style-name="ce4" office:value-type="float" office:value="72378">
            <text:p>72 378</text:p>
          </table:table-cell>
          <table:table-cell table:style-name="ce4" office:value-type="float" office:value="348150">
            <text:p>348 150</text:p>
          </table:table-cell>
          <table:table-cell table:style-name="ce4" office:value-type="float" office:value="1806706">
            <text:p>1 806 706</text:p>
          </table:table-cell>
          <table:table-cell table:style-name="ce4" office:value-type="float" office:value="10103868">
            <text:p>10 103 868</text:p>
          </table:table-cell>
          <table:table-cell table:style-name="ce4" office:value-type="float" office:value="59815314">
            <text:p>59 815 314</text:p>
          </table:table-cell>
          <table:table-cell table:style-name="ce4" office:value-type="float" office:value="377901398">
            <text:p>377 901 398</text:p>
          </table:table-cell>
          <table:table-cell table:style-name="ce4" office:value-type="float" office:value="2532748320">
            <text:p>2 532 748 320</text:p>
          </table:table-cell>
          <table:table-cell table:number-columns-repeated="10"/>
        </table:table-row>
        <table:table-row table:style-name="ro1">
          <table:table-cell office:value-type="string">
            <text:p>ForwardChecking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463">
            <text:p>463</text:p>
          </table:table-cell>
          <table:table-cell table:style-name="ce4" office:value-type="float" office:value="1724">
            <text:p>1 724</text:p>
          </table:table-cell>
          <table:table-cell table:style-name="ce4" office:value-type="float" office:value="7031">
            <text:p>7 031</text:p>
          </table:table-cell>
          <table:table-cell table:style-name="ce4" office:value-type="float" office:value="27832">
            <text:p>27 832</text:p>
          </table:table-cell>
          <table:table-cell table:style-name="ce4" office:value-type="float" office:value="127441">
            <text:p>127 441</text:p>
          </table:table-cell>
          <table:table-cell table:style-name="ce4" office:value-type="float" office:value="641974">
            <text:p>641 974</text:p>
          </table:table-cell>
          <table:table-cell table:style-name="ce4" office:value-type="float" office:value="3456855">
            <text:p>3 456 855</text:p>
          </table:table-cell>
          <table:table-cell table:style-name="ce4" office:value-type="float" office:value="19787662">
            <text:p>19 787 662</text:p>
          </table:table-cell>
          <table:table-cell table:style-name="ce4" office:value-type="float" office:value="121498513">
            <text:p>121 498 513</text:p>
          </table:table-cell>
          <table:table-cell table:number-columns-repeated="10"/>
        </table:table-row>
        <table:table-row table:style-name="ro1">
          <table:table-cell office:value-type="string">
            <text:p>ForwardChecking_M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393">
            <text:p>393</text:p>
          </table:table-cell>
          <table:table-cell table:style-name="ce4" office:value-type="float" office:value="1360">
            <text:p>1 360</text:p>
          </table:table-cell>
          <table:table-cell table:style-name="ce4" office:value-type="float" office:value="5399">
            <text:p>5 399</text:p>
          </table:table-cell>
          <table:table-cell table:style-name="ce4" office:value-type="float" office:value="19744">
            <text:p>19 744</text:p>
          </table:table-cell>
          <table:table-cell table:style-name="ce4" office:value-type="float" office:value="85939">
            <text:p>85 939</text:p>
          </table:table-cell>
          <table:table-cell table:style-name="ce4" office:value-type="float" office:value="416828">
            <text:p>416 828</text:p>
          </table:table-cell>
          <table:table-cell table:style-name="ce4" office:value-type="float" office:value="2154845">
            <text:p>2 154 845</text:p>
          </table:table-cell>
          <table:table-cell table:style-name="ce4" office:value-type="float" office:value="11799746">
            <text:p>11 799 746</text:p>
          </table:table-cell>
          <table:table-cell table:style-name="ce4" office:value-type="float" office:value="69741449">
            <text:p>69 741 449</text:p>
          </table:table-cell>
          <table:table-cell table:number-columns-repeated="10"/>
        </table:table-row>
        <table:table-row table:style-name="ro1">
          <table:table-cell office:value-type="string">
            <text:p>Backjumping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220">
            <text:p>220</text:p>
          </table:table-cell>
          <table:table-cell table:style-name="ce4" office:value-type="float" office:value="894">
            <text:p>894</text:p>
          </table:table-cell>
          <table:table-cell table:style-name="ce4" office:value-type="float" office:value="3584">
            <text:p>3 584</text:p>
          </table:table-cell>
          <table:table-cell table:style-name="ce4" office:value-type="float" office:value="15720">
            <text:p>15 720</text:p>
          </table:table-cell>
          <table:table-cell table:style-name="ce4" office:value-type="float" office:value="72378">
            <text:p>72 378</text:p>
          </table:table-cell>
          <table:table-cell table:style-name="ce4" office:value-type="float" office:value="348150">
            <text:p>348 150</text:p>
          </table:table-cell>
          <table:table-cell table:style-name="ce4" office:value-type="float" office:value="1806706">
            <text:p>1 806 706</text:p>
          </table:table-cell>
          <table:table-cell table:style-name="ce4" office:value-type="float" office:value="10103868">
            <text:p>10 103 868</text:p>
          </table:table-cell>
          <table:table-cell table:style-name="ce4" office:value-type="float" office:value="59815314">
            <text:p>59 815 314</text:p>
          </table:table-cell>
          <table:table-cell table:style-name="ce4" office:value-type="float" office:value="377901398">
            <text:p>377 901 398</text:p>
          </table:table-cell>
          <table:table-cell table:style-name="ce4" office:value-type="float" office:value="2532748320">
            <text:p>2 532 748 320</text:p>
          </table:table-cell>
          <table:table-cell table:number-columns-repeated="10"/>
        </table:table-row>
        <table:table-row table:style-name="ro2">
          <table:table-cell office:value-type="string">
            <text:p>Backjumping_MC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220">
            <text:p>220</text:p>
          </table:table-cell>
          <table:table-cell table:style-name="ce4" office:value-type="float" office:value="894">
            <text:p>894</text:p>
          </table:table-cell>
          <table:table-cell table:style-name="ce4" office:value-type="float" office:value="3584">
            <text:p>3 584</text:p>
          </table:table-cell>
          <table:table-cell table:style-name="ce4" office:value-type="float" office:value="15720">
            <text:p>15 720</text:p>
          </table:table-cell>
          <table:table-cell table:style-name="ce4" office:value-type="float" office:value="72378">
            <text:p>72 378</text:p>
          </table:table-cell>
          <table:table-cell table:style-name="ce4" office:value-type="float" office:value="348150">
            <text:p>348 150</text:p>
          </table:table-cell>
          <table:table-cell table:style-name="ce4" office:value-type="float" office:value="1806706">
            <text:p>1 806 706</text:p>
          </table:table-cell>
          <table:table-cell table:style-name="ce4" office:value-type="float" office:value="10103868">
            <text:p>10 103 868</text:p>
          </table:table-cell>
          <table:table-cell table:style-name="ce4" office:value-type="float" office:value="59815314">
            <text:p>59 815 314</text:p>
          </table:table-cell>
          <table:table-cell table:style-name="ce4" office:value-type="float" office:value="377901398">
            <text:p>377 901 398</text:p>
          </table:table-cell>
          <table:table-cell table:style-name="ce4" office:value-type="float" office:value="2532748320">
            <text:p>2 532 748 320</text:p>
          </table:table-cell>
          <table:table-cell table:number-columns-repeated="1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1" office:value-type="string" table:number-columns-spanned="12" table:number-rows-spanned="1">
            <text:p>Problèmes des pigeons</text:p>
          </table:table-cell>
          <table:covered-table-cell table:number-columns-repeated="11"/>
          <table:table-cell table:number-columns-repeated="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2"/>
        </table:table-row>
        <table:table-row table:style-name="ro1">
          <table:table-cell office:value-type="string">
            <text:p>Backtrack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260">
            <text:p>260</text:p>
          </table:table-cell>
          <table:table-cell table:style-name="ce4" office:value-type="float" office:value="1630">
            <text:p>1 630</text:p>
          </table:table-cell>
          <table:table-cell table:style-name="ce4" office:value-type="float" office:value="11742">
            <text:p>11 742</text:p>
          </table:table-cell>
          <table:table-cell table:style-name="ce4" office:value-type="float" office:value="95900">
            <text:p>95 900</text:p>
          </table:table-cell>
          <table:table-cell table:style-name="ce4" office:value-type="float" office:value="876808">
            <text:p>876 808</text:p>
          </table:table-cell>
          <table:table-cell table:style-name="ce4" office:value-type="float" office:value="8877690">
            <text:p>8 877 690</text:p>
          </table:table-cell>
          <table:table-cell table:style-name="ce4" office:value-type="float" office:value="98641010">
            <text:p>98 641 010</text:p>
          </table:table-cell>
          <table:table-cell table:style-name="ce4" office:value-type="float" office:value="1193556232">
            <text:p>1 193 556 232</text:p>
          </table:table-cell>
          <table:table-cell table:style-name="ce4" office:value-type="float" office:value="15624736120">
            <text:p>15 624 736 120</text:p>
          </table:table-cell>
          <table:table-cell table:number-columns-repeated="12"/>
        </table:table-row>
        <table:table-row table:style-name="ro1">
          <table:table-cell office:value-type="string">
            <text:p>ForwardChecking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325">
            <text:p>325</text:p>
          </table:table-cell>
          <table:table-cell table:style-name="ce4" office:value-type="float" office:value="1956">
            <text:p>1 956</text:p>
          </table:table-cell>
          <table:table-cell table:style-name="ce4" office:value-type="float" office:value="13699">
            <text:p>13 699</text:p>
          </table:table-cell>
          <table:table-cell table:style-name="ce4" office:value-type="float" office:value="109600">
            <text:p>109 600</text:p>
          </table:table-cell>
          <table:table-cell table:style-name="ce4" office:value-type="float" office:value="986409">
            <text:p>986 409</text:p>
          </table:table-cell>
          <table:table-cell table:style-name="ce4" office:value-type="float" office:value="9864100">
            <text:p>9 864 100</text:p>
          </table:table-cell>
          <table:table-cell table:style-name="ce4" office:value-type="float" office:value="108505111">
            <text:p>108 505 111</text:p>
          </table:table-cell>
          <table:table-cell table:style-name="ce4" office:value-type="float" office:value="1302061344">
            <text:p>1 302 061 344</text:p>
          </table:table-cell>
          <table:table-cell table:number-columns-repeated="3"/>
          <table:table-cell>
            <draw:frame table:end-cell-address="Feuille1.Y53" table:end-x="1.971cm" table:end-y="0.388cm" draw:z-index="12" draw:style-name="gr1" draw:text-style-name="P1" svg:width="15.999cm" svg:height="8.999cm" svg:x="1.779cm" svg:y="0.009cm">
              <draw:object draw:notify-on-update-of-ranges="Feuille1.Q39:Feuille1.Q39 Feuille1.B4:Feuille1.P4 Feuille1.A8:Feuille1.A8 Feuille1.B8:Feuille1.P8 Feuille1.A9:Feuille1.A9 Feuille1.B9:Feuille1.P9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7"/>
          <table:table-cell>
            <draw:frame table:end-cell-address="Feuille1.AG54" table:end-x="0.309cm" table:end-y="0.15cm" draw:z-index="13" draw:style-name="gr1" draw:text-style-name="P1" svg:width="15.999cm" svg:height="8.999cm" svg:x="0.117cm" svg:y="0.222cm">
              <draw:object draw:notify-on-update-of-ranges="Feuille1.P40:Feuille1.P40 Feuille1.B13:Feuille1.N13 Feuille1.A17:Feuille1.A17 Feuille1.B17:Feuille1.N17 Feuille1.A18:Feuille1.A18 Feuille1.B18:Feuille1.N18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</table:table-row>
        <table:table-row table:style-name="ro1">
          <table:table-cell office:value-type="string">
            <text:p>ForwardChecking_M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325">
            <text:p>325</text:p>
          </table:table-cell>
          <table:table-cell table:style-name="ce4" office:value-type="float" office:value="1956">
            <text:p>1 956</text:p>
          </table:table-cell>
          <table:table-cell table:style-name="ce4" office:value-type="float" office:value="13699">
            <text:p>13 699</text:p>
          </table:table-cell>
          <table:table-cell table:style-name="ce4" office:value-type="float" office:value="109600">
            <text:p>109 600</text:p>
          </table:table-cell>
          <table:table-cell table:style-name="ce4" office:value-type="float" office:value="986409">
            <text:p>986 409</text:p>
          </table:table-cell>
          <table:table-cell table:style-name="ce4" office:value-type="float" office:value="9864100">
            <text:p>9 864 100</text:p>
          </table:table-cell>
          <table:table-cell table:style-name="ce4" office:value-type="float" office:value="108505111">
            <text:p>108 505 111</text:p>
          </table:table-cell>
          <table:table-cell table:style-name="ce4" office:value-type="float" office:value="1302061344">
            <text:p>1 302 061 344</text:p>
          </table:table-cell>
          <table:table-cell table:number-columns-repeated="12"/>
        </table:table-row>
        <table:table-row table:style-name="ro1">
          <table:table-cell office:value-type="string">
            <text:p>Backjumping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260">
            <text:p>260</text:p>
          </table:table-cell>
          <table:table-cell table:style-name="ce4" office:value-type="float" office:value="1630">
            <text:p>1 630</text:p>
          </table:table-cell>
          <table:table-cell table:style-name="ce4" office:value-type="float" office:value="11742">
            <text:p>11 742</text:p>
          </table:table-cell>
          <table:table-cell table:style-name="ce4" office:value-type="float" office:value="95900">
            <text:p>95 900</text:p>
          </table:table-cell>
          <table:table-cell table:style-name="ce4" office:value-type="float" office:value="876808">
            <text:p>876 808</text:p>
          </table:table-cell>
          <table:table-cell table:style-name="ce4" office:value-type="float" office:value="8877690">
            <text:p>8 877 690</text:p>
          </table:table-cell>
          <table:table-cell table:style-name="ce4" office:value-type="float" office:value="98641010">
            <text:p>98 641 010</text:p>
          </table:table-cell>
          <table:table-cell table:style-name="ce4" office:value-type="float" office:value="1193556232">
            <text:p>1 193 556 232</text:p>
          </table:table-cell>
          <table:table-cell table:style-name="ce4" office:value-type="float" office:value="15624736120">
            <text:p>15 624 736 120</text:p>
          </table:table-cell>
          <table:table-cell table:number-columns-repeated="12"/>
        </table:table-row>
        <table:table-row table:style-name="ro2">
          <table:table-cell office:value-type="string">
            <text:p>Backjumping_MC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260">
            <text:p>260</text:p>
          </table:table-cell>
          <table:table-cell table:style-name="ce4" office:value-type="float" office:value="1630">
            <text:p>1 630</text:p>
          </table:table-cell>
          <table:table-cell table:style-name="ce4" office:value-type="float" office:value="11742">
            <text:p>11 742</text:p>
          </table:table-cell>
          <table:table-cell table:style-name="ce4" office:value-type="float" office:value="95900">
            <text:p>95 900</text:p>
          </table:table-cell>
          <table:table-cell table:style-name="ce4" office:value-type="float" office:value="876808">
            <text:p>876 808</text:p>
          </table:table-cell>
          <table:table-cell table:style-name="ce4" office:value-type="float" office:value="8877690">
            <text:p>8 877 690</text:p>
          </table:table-cell>
          <table:table-cell table:style-name="ce4" office:value-type="float" office:value="98641010">
            <text:p>98 641 010</text:p>
          </table:table-cell>
          <table:table-cell table:style-name="ce4" office:value-type="float" office:value="1193556232">
            <text:p>1 193 556 232</text:p>
          </table:table-cell>
          <table:table-cell table:style-name="ce4" office:value-type="float" office:value="15624736120">
            <text:p>15 624 736 120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6"/>
          <table:table-cell/>
          <table:table-cell>
            <draw:frame table:end-cell-address="Feuille1.Y59" table:end-x="2.225cm" table:end-y="0.05cm" draw:z-index="14" draw:style-name="gr1" draw:text-style-name="P1" svg:width="15.999cm" svg:height="8.999cm" svg:x="2.033cm" svg:y="0.122cm">
              <draw:object draw:notify-on-update-of-ranges="Feuille1.P53:Feuille1.P53 Feuille1.B23:Feuille1.P23 Feuille1.A27:Feuille1.A27 Feuille1.B27:Feuille1.P27 Feuille1.A28:Feuille1.A28 Feuille1.B28:Feuille1.P28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/>
          <table:table-cell office:value-type="string" table:number-columns-spanned="3" table:number-rows-spanned="1">
            <text:p>Nombre de contraintes explorées</text:p>
          </table:table-cell>
          <table:covered-table-cell table:number-columns-repeated="2"/>
          <table:table-cell table:number-columns-repeated="11"/>
          <table:table-cell/>
          <table:table-cell table:number-columns-repeated="9"/>
          <table:table-cell>
            <draw:frame table:end-cell-address="Feuille1.AG60" table:end-x="0.699cm" table:end-y="0.078cm" draw:z-index="15" draw:style-name="gr1" draw:text-style-name="P1" svg:width="15.999cm" svg:height="8.999cm" svg:x="0.507cm" svg:y="0.15cm">
              <draw:object draw:notify-on-update-of-ranges="Feuille1.P62:Feuille1.P62 Feuille1.B32:Feuille1.N32 Feuille1.A36:Feuille1.A36 Feuille1.B36:Feuille1.N36 Feuille1.A37:Feuille1.A37 Feuille1.B37:Feuille1.N37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</table:table-row>
        <table:table-row table:style-name="ro1">
          <table:table-cell/>
          <table:table-cell table:style-name="ce1" office:value-type="string" table:number-columns-spanned="15" table:number-rows-spanned="1">
            <text:p>Problèmes des n-dames</text:p>
          </table:table-cell>
          <table:covered-table-cell table:number-columns-repeated="14"/>
          <table:table-cell table:number-columns-repeated="10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1">
          <table:table-cell office:value-type="string">
            <text:p>Backtrack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405">
            <text:p>405</text:p>
          </table:table-cell>
          <table:table-cell table:style-name="ce4" office:value-type="float" office:value="2016">
            <text:p>2 016</text:p>
          </table:table-cell>
          <table:table-cell table:style-name="ce4" office:value-type="float" office:value="9297">
            <text:p>9 297</text:p>
          </table:table-cell>
          <table:table-cell table:style-name="ce4" office:value-type="float" office:value="46752">
            <text:p>46 752</text:p>
          </table:table-cell>
          <table:table-cell table:style-name="ce4" office:value-type="float" office:value="243009">
            <text:p>243 009</text:p>
          </table:table-cell>
          <table:table-cell table:style-name="ce4" office:value-type="float" office:value="1297558">
            <text:p>1 297 558</text:p>
          </table:table-cell>
          <table:table-cell table:style-name="ce4" office:value-type="float" office:value="7416541">
            <text:p>7 416 541</text:p>
          </table:table-cell>
          <table:table-cell table:style-name="ce4" office:value-type="float" office:value="45396914">
            <text:p>45 396 914</text:p>
          </table:table-cell>
          <table:table-cell table:style-name="ce4" office:value-type="float" office:value="292182579">
            <text:p>292 182 579</text:p>
          </table:table-cell>
          <table:table-cell table:style-name="ce4" office:value-type="float" office:value="1995957888">
            <text:p>1 995 957 888</text:p>
          </table:table-cell>
          <table:table-cell table:style-name="ce4" office:value-type="float" office:value="14387492117">
            <text:p>14 387 492 117</text:p>
          </table:table-cell>
          <table:table-cell/>
          <table:table-cell>
            <draw:frame table:end-cell-address="Feuille1.Z63" table:end-x="0.159cm" table:end-y="0.156cm" draw:z-index="16" draw:style-name="gr1" draw:text-style-name="P1" svg:width="15.999cm" svg:height="8.999cm" svg:x="2.225cm" svg:y="0.228cm">
              <draw:object draw:notify-on-update-of-ranges="Feuille1.S79:Feuille1.S79 Feuille1.B42:Feuille1.P42 Feuille1.A46:Feuille1.A46 Feuille1.B46:Feuille1.P46 Feuille1.A47:Feuille1.A47 Feuille1.B47:Feuille1.P47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string">
            <text:p>ForwardChecking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480">
            <text:p>480</text:p>
          </table:table-cell>
          <table:table-cell table:style-name="ce4" office:value-type="float" office:value="1944">
            <text:p>1 944</text:p>
          </table:table-cell>
          <table:table-cell table:style-name="ce4" office:value-type="float" office:value="8344">
            <text:p>8 344</text:p>
          </table:table-cell>
          <table:table-cell table:style-name="ce4" office:value-type="float" office:value="39120">
            <text:p>39 120</text:p>
          </table:table-cell>
          <table:table-cell table:style-name="ce4" office:value-type="float" office:value="192582">
            <text:p>192 582</text:p>
          </table:table-cell>
          <table:table-cell table:style-name="ce4" office:value-type="float" office:value="945520">
            <text:p>945 520</text:p>
          </table:table-cell>
          <table:table-cell table:style-name="ce4" office:value-type="float" office:value="5036548">
            <text:p>5 036 548</text:p>
          </table:table-cell>
          <table:table-cell table:style-name="ce4" office:value-type="float" office:value="28783584">
            <text:p>28 783 584</text:p>
          </table:table-cell>
          <table:table-cell table:style-name="ce4" office:value-type="float" office:value="173647890">
            <text:p>173 647 890</text:p>
          </table:table-cell>
          <table:table-cell table:style-name="ce4" office:value-type="float" office:value="1108013116">
            <text:p>1 108 013 116</text:p>
          </table:table-cell>
          <table:table-cell table:style-name="ce4" office:value-type="float" office:value="7482268440">
            <text:p>7 482 268 440</text:p>
          </table:table-cell>
          <table:table-cell table:number-columns-repeated="10"/>
        </table:table-row>
        <table:table-row table:style-name="ro1">
          <table:table-cell office:value-type="string">
            <text:p>ForwardChecking_M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480">
            <text:p>480</text:p>
          </table:table-cell>
          <table:table-cell table:style-name="ce4" office:value-type="float" office:value="1836">
            <text:p>1 836</text:p>
          </table:table-cell>
          <table:table-cell table:style-name="ce4" office:value-type="float" office:value="7154">
            <text:p>7 154</text:p>
          </table:table-cell>
          <table:table-cell table:style-name="ce4" office:value-type="float" office:value="30912">
            <text:p>30 912</text:p>
          </table:table-cell>
          <table:table-cell table:style-name="ce4" office:value-type="float" office:value="146556">
            <text:p>146 556</text:p>
          </table:table-cell>
          <table:table-cell table:style-name="ce4" office:value-type="float" office:value="667640">
            <text:p>667 640</text:p>
          </table:table-cell>
          <table:table-cell table:style-name="ce4" office:value-type="float" office:value="3362128">
            <text:p>3 362 128</text:p>
          </table:table-cell>
          <table:table-cell table:style-name="ce4" office:value-type="float" office:value="18315984">
            <text:p>18 315 984</text:p>
          </table:table-cell>
          <table:table-cell table:style-name="ce4" office:value-type="float" office:value="105319214">
            <text:p>105 319 214</text:p>
          </table:table-cell>
          <table:table-cell table:style-name="ce4" office:value-type="float" office:value="640127712">
            <text:p>640 127 712</text:p>
          </table:table-cell>
          <table:table-cell table:style-name="ce4" office:value-type="float" office:value="4128109860">
            <text:p>4 128 109 860</text:p>
          </table:table-cell>
          <table:table-cell table:number-columns-repeated="10"/>
        </table:table-row>
        <table:table-row table:style-name="ro1">
          <table:table-cell office:value-type="string">
            <text:p>Backjumping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595">
            <text:p>595</text:p>
          </table:table-cell>
          <table:table-cell table:style-name="ce4" office:value-type="float" office:value="3228">
            <text:p>3 228</text:p>
          </table:table-cell>
          <table:table-cell table:style-name="ce4" office:value-type="float" office:value="15673">
            <text:p>15 673</text:p>
          </table:table-cell>
          <table:table-cell table:style-name="ce4" office:value-type="float" office:value="81696">
            <text:p>81 696</text:p>
          </table:table-cell>
          <table:table-cell table:style-name="ce4" office:value-type="float" office:value="435303">
            <text:p>435 303</text:p>
          </table:table-cell>
          <table:table-cell table:style-name="ce4" office:value-type="float" office:value="2381460">
            <text:p>2 381 460</text:p>
          </table:table-cell>
          <table:table-cell table:style-name="ce4" office:value-type="float" office:value="13863839">
            <text:p>13 863 839</text:p>
          </table:table-cell>
          <table:table-cell table:style-name="ce4" office:value-type="float" office:value="86257536">
            <text:p>86 257 536</text:p>
          </table:table-cell>
          <table:table-cell table:style-name="ce4" office:value-type="float" office:value="563494685">
            <text:p>563 494 685</text:p>
          </table:table-cell>
          <table:table-cell table:style-name="ce4" office:value-type="float" office:value="3900692516">
            <text:p>3 900 692 516</text:p>
          </table:table-cell>
          <table:table-cell table:style-name="ce4" office:value-type="float" office:value="28447251885">
            <text:p>28 447 251 885</text:p>
          </table:table-cell>
          <table:table-cell table:number-columns-repeated="9"/>
          <table:table-cell>
            <draw:frame table:end-cell-address="Feuille1.AG66" table:end-x="0.949cm" table:end-y="0.183cm" draw:z-index="17" draw:style-name="gr1" draw:text-style-name="P1" svg:width="15.999cm" svg:height="8.999cm" svg:x="0.757cm" svg:y="0.255cm">
              <draw:object draw:notify-on-update-of-ranges="Feuille1.R83:Feuille1.R83 Feuille1.B51:Feuille1.N51 Feuille1.A55:Feuille1.A55 Feuille1.B55:Feuille1.N55 Feuille1.A56:Feuille1.A56 Feuille1.B56:Feuille1.N56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</table:table-row>
        <table:table-row table:style-name="ro2">
          <table:table-cell office:value-type="string">
            <text:p>Backjumping_MC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595">
            <text:p>595</text:p>
          </table:table-cell>
          <table:table-cell table:style-name="ce4" office:value-type="float" office:value="3228">
            <text:p>3 228</text:p>
          </table:table-cell>
          <table:table-cell table:style-name="ce4" office:value-type="float" office:value="15673">
            <text:p>15 673</text:p>
          </table:table-cell>
          <table:table-cell table:style-name="ce4" office:value-type="float" office:value="81696">
            <text:p>81 696</text:p>
          </table:table-cell>
          <table:table-cell table:style-name="ce4" office:value-type="float" office:value="435303">
            <text:p>435 303</text:p>
          </table:table-cell>
          <table:table-cell table:style-name="ce4" office:value-type="float" office:value="2381460">
            <text:p>2 381 460</text:p>
          </table:table-cell>
          <table:table-cell table:style-name="ce4" office:value-type="float" office:value="13863839">
            <text:p>13 863 839</text:p>
          </table:table-cell>
          <table:table-cell table:style-name="ce4" office:value-type="float" office:value="86257536">
            <text:p>86 257 536</text:p>
          </table:table-cell>
          <table:table-cell table:style-name="ce4" office:value-type="float" office:value="563494685">
            <text:p>563 494 685</text:p>
          </table:table-cell>
          <table:table-cell table:style-name="ce4" office:value-type="float" office:value="3900692516">
            <text:p>3 900 692 516</text:p>
          </table:table-cell>
          <table:table-cell table:style-name="ce4" office:value-type="float" office:value="28447251885">
            <text:p>28 447 251 885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1" office:value-type="string" table:number-columns-spanned="12" table:number-rows-spanned="1">
            <text:p>Problèmes des pigeons</text:p>
          </table:table-cell>
          <table:covered-table-cell table:number-columns-repeated="11"/>
          <table:table-cell table:number-columns-repeated="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2"/>
        </table:table-row>
        <table:table-row table:style-name="ro1">
          <table:table-cell office:value-type="string">
            <text:p>Backtrack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556">
            <text:p>556</text:p>
          </table:table-cell>
          <table:table-cell table:style-name="ce4" office:value-type="float" office:value="4405">
            <text:p>4 405</text:p>
          </table:table-cell>
          <table:table-cell table:style-name="ce4" office:value-type="float" office:value="38166">
            <text:p>38 166</text:p>
          </table:table-cell>
          <table:table-cell table:style-name="ce4" office:value-type="float" office:value="363055">
            <text:p>363 055</text:p>
          </table:table-cell>
          <table:table-cell table:style-name="ce4" office:value-type="float" office:value="3781240">
            <text:p>3 781 240</text:p>
          </table:table-cell>
          <table:table-cell table:style-name="ce4" office:value-type="float" office:value="42908841">
            <text:p>42 908 841</text:p>
          </table:table-cell>
          <table:table-cell table:style-name="ce4" office:value-type="float" office:value="527729410">
            <text:p>527 729 410</text:p>
          </table:table-cell>
          <table:table-cell table:style-name="ce4" office:value-type="float" office:value="6998579731">
            <text:p>6 998 579 731</text:p>
          </table:table-cell>
          <table:table-cell table:style-name="ce4" office:value-type="float" office:value="99607692900">
            <text:p>99 607 692 900</text:p>
          </table:table-cell>
          <table:table-cell table:number-columns-repeated="12"/>
        </table:table-row>
        <table:table-row table:style-name="ro1">
          <table:table-cell office:value-type="string">
            <text:p>ForwardChecking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496">
            <text:p>496</text:p>
          </table:table-cell>
          <table:table-cell table:style-name="ce4" office:value-type="float" office:value="3225">
            <text:p>3 225</text:p>
          </table:table-cell>
          <table:table-cell table:style-name="ce4" office:value-type="float" office:value="23436">
            <text:p>23 436</text:p>
          </table:table-cell>
          <table:table-cell table:style-name="ce4" office:value-type="float" office:value="191737">
            <text:p>191 737</text:p>
          </table:table-cell>
          <table:table-cell table:style-name="ce4" office:value-type="float" office:value="1753536">
            <text:p>1 753 536</text:p>
          </table:table-cell>
          <table:table-cell table:style-name="ce4" office:value-type="float" office:value="17755281">
            <text:p>17 755 281</text:p>
          </table:table-cell>
          <table:table-cell table:style-name="ce4" office:value-type="float" office:value="197281900">
            <text:p>197 281 900</text:p>
          </table:table-cell>
          <table:table-cell table:style-name="ce4" office:value-type="float" office:value="2387112321">
            <text:p>2 387 112 321</text:p>
          </table:table-cell>
          <table:table-cell table:style-name="ce4" office:value-type="float" office:value="31249472112">
            <text:p>31 249 472 112</text:p>
          </table:table-cell>
          <table:table-cell/>
          <table:table-cell/>
          <table:table-cell table:number-columns-repeated="10"/>
        </table:table-row>
        <table:table-row table:style-name="ro1">
          <table:table-cell office:value-type="string">
            <text:p>ForwardChecking_M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496">
            <text:p>496</text:p>
          </table:table-cell>
          <table:table-cell table:style-name="ce4" office:value-type="float" office:value="3225">
            <text:p>3 225</text:p>
          </table:table-cell>
          <table:table-cell table:style-name="ce4" office:value-type="float" office:value="23436">
            <text:p>23 436</text:p>
          </table:table-cell>
          <table:table-cell table:style-name="ce4" office:value-type="float" office:value="191737">
            <text:p>191 737</text:p>
          </table:table-cell>
          <table:table-cell table:style-name="ce4" office:value-type="float" office:value="1753536">
            <text:p>1 753 536</text:p>
          </table:table-cell>
          <table:table-cell table:style-name="ce4" office:value-type="float" office:value="17755281">
            <text:p>17 755 281</text:p>
          </table:table-cell>
          <table:table-cell table:style-name="ce4" office:value-type="float" office:value="197281900">
            <text:p>197 281 900</text:p>
          </table:table-cell>
          <table:table-cell table:style-name="ce4" office:value-type="float" office:value="2387112321">
            <text:p>2 387 112 321</text:p>
          </table:table-cell>
          <table:table-cell table:style-name="ce4" office:value-type="float" office:value="31249472112">
            <text:p>31 249 472 112</text:p>
          </table:table-cell>
          <table:table-cell table:number-columns-repeated="12"/>
        </table:table-row>
        <table:table-row table:style-name="ro1">
          <table:table-cell office:value-type="string">
            <text:p>Backjumping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6525">
            <text:p>6 525</text:p>
          </table:table-cell>
          <table:table-cell table:style-name="ce4" office:value-type="float" office:value="58716">
            <text:p>58 716</text:p>
          </table:table-cell>
          <table:table-cell table:style-name="ce4" office:value-type="float" office:value="575407">
            <text:p>575 407</text:p>
          </table:table-cell>
          <table:table-cell table:style-name="ce4" office:value-type="float" office:value="6137664">
            <text:p>6 137 664</text:p>
          </table:table-cell>
          <table:table-cell table:style-name="ce4" office:value-type="float" office:value="71021529">
            <text:p>71 021 529</text:p>
          </table:table-cell>
          <table:table-cell table:style-name="ce4" office:value-type="float" office:value="88776910">
            <text:p>88 776 910</text:p>
          </table:table-cell>
          <table:table-cell table:style-name="ce4" office:value-type="float" office:value="11935562331">
            <text:p>11 935 562 331</text:p>
          </table:table-cell>
          <table:table-cell table:style-name="ce4" office:value-type="float" office:value="171872097552">
            <text:p>171 872 097 552</text:p>
          </table:table-cell>
          <table:table-cell table:number-columns-repeated="12"/>
        </table:table-row>
        <table:table-row table:style-name="ro2">
          <table:table-cell office:value-type="string">
            <text:p>Backjumping_MC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6525">
            <text:p>6 525</text:p>
          </table:table-cell>
          <table:table-cell table:style-name="ce4" office:value-type="float" office:value="58716">
            <text:p>58 716</text:p>
          </table:table-cell>
          <table:table-cell table:style-name="ce4" office:value-type="float" office:value="575407">
            <text:p>575 407</text:p>
          </table:table-cell>
          <table:table-cell table:style-name="ce4" office:value-type="float" office:value="6137664">
            <text:p>6 137 664</text:p>
          </table:table-cell>
          <table:table-cell table:style-name="ce4" office:value-type="float" office:value="71021529">
            <text:p>71 021 529</text:p>
          </table:table-cell>
          <table:table-cell table:style-name="ce4" office:value-type="float" office:value="88776910">
            <text:p>88 776 910</text:p>
          </table:table-cell>
          <table:table-cell table:style-name="ce4" office:value-type="float" office:value="11935562331">
            <text:p>11 935 562 331</text:p>
          </table:table-cell>
          <table:table-cell table:style-name="ce4" office:value-type="float" office:value="171872097552">
            <text:p>171 872 097 552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3"/>
          <table:table-cell office:value-type="string">
            <text:p><text:s/></text:p>
          </table:table-cell>
          <table:table-cell table:number-columns-repeated="12"/>
        </table:table-row>
        <table:table-row table:style-name="ro1">
          <table:table-cell table:number-columns-repeated="8"/>
          <table:table-cell>
            <draw:frame table:end-cell-address="Feuille1.P79" table:end-x="0.983cm" table:end-y="0.058cm" draw:z-index="3" draw:style-name="gr1" draw:text-style-name="P1" svg:width="16.278cm" svg:height="8.999cm" svg:x="2.091cm" svg:y="0.091cm">
              <draw:object draw:notify-on-update-of-ranges="Feuille1.B13:Feuille1.N13 Feuille1.A15:Feuille1.A15 Feuille1.B15:Feuille1.N15 Feuille1.A16:Feuille1.A16 Feuille1.B16:Feuille1.N1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>
            <draw:frame table:end-cell-address="Feuille1.I80" table:end-x="0.375cm" table:end-y="0.012cm" draw:z-index="0" draw:style-name="gr1" draw:text-style-name="P1" svg:width="16cm" svg:height="8.998cm" svg:x="3.561cm" svg:y="0.047cm">
              <draw:object draw:notify-on-update-of-ranges="Feuille1.B4:Feuille1.P4 Feuille1.A6:Feuille1.A6 Feuille1.B6:Feuille1.P6 Feuille1.A7:Feuille1.A7 Feuille1.B7:Feuille1.P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5"/>
          <table:table-cell/>
          <table:table-cell table:number-columns-repeated="10"/>
        </table:table-row>
        <table:table-row table:style-name="ro1">
          <table:table-cell/>
          <table:table-cell>
            <draw:frame table:end-cell-address="Feuille1.I83" table:end-x="1.437cm" table:end-y="0.249cm" draw:z-index="1" draw:style-name="gr1" draw:text-style-name="P1" svg:width="16cm" svg:height="9.001cm" svg:x="0.893cm" svg:y="0.281cm">
              <draw:object draw:notify-on-update-of-ranges="Feuille1.B23:Feuille1.P23 Feuille1.A25:Feuille1.A25 Feuille1.B25:Feuille1.P25 Feuille1.A26:Feuille1.A26 Feuille1.B26:Feuille1.P2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4"/>
        </table:table-row>
        <table:table-row table:style-name="ro1">
          <table:table-cell table:number-columns-repeated="9"/>
          <table:table-cell>
            <draw:frame table:end-cell-address="Feuille1.P84" table:end-x="1.416cm" table:end-y="0.183cm" draw:z-index="4" draw:style-name="gr1" draw:text-style-name="P1" svg:width="16.277cm" svg:height="8.999cm" svg:x="0.267cm" svg:y="0.216cm">
              <draw:object draw:notify-on-update-of-ranges="Feuille1.B32:Feuille1.N32 Feuille1.A34:Feuille1.A34 Feuille1.B34:Feuille1.N34 Feuille1.A35:Feuille1.A35 Feuille1.B35:Feuille1.N35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3">
          <table:table-cell table:number-columns-repeated="26"/>
        </table:table-row>
        <table:table-row table:style-name="ro1">
          <table:table-cell/>
          <table:table-cell>
            <draw:frame table:end-cell-address="Feuille1.I87" table:end-x="1.528cm" table:end-y="0.449cm" draw:z-index="2" draw:style-name="gr1" draw:text-style-name="P1" svg:width="16cm" svg:height="9cm" svg:x="0.984cm" svg:y="0.03cm">
              <draw:object draw:notify-on-update-of-ranges="Feuille1.B42:Feuille1.P42 Feuille1.A44:Feuille1.A44 Feuille1.B44:Feuille1.P44 Feuille1.A45:Feuille1.A45 Feuille1.B45:Feuille1.P4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4"/>
        </table:table-row>
        <table:table-row table:style-name="ro1">
          <table:table-cell table:number-columns-repeated="8"/>
          <table:table-cell>
            <draw:frame table:end-cell-address="Feuille1.P89" table:end-x="1.008cm" table:end-y="0.211cm" draw:z-index="5" draw:style-name="gr1" draw:text-style-name="P1" svg:width="16.277cm" svg:height="9cm" svg:x="2.117cm" svg:y="0.244cm">
              <draw:object draw:notify-on-update-of-ranges="Feuille1.B51:Feuille1.N51 Feuille1.A53:Feuille1.A53 Feuille1.B53:Feuille1.N53 Feuille1.A54:Feuille1.A54 Feuille1.B54:Feuille1.N54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7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6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27/04/2017</text:date>, <text:time>00:5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 FAUCONNIER</meta:initial-creator>
    <meta:creation-date>2017-04-04T12:42:31.47</meta:creation-date>
    <dc:date>2017-04-27T00:53:03.30</dc:date>
    <dc:creator>Axel FAUCONNIER</dc:creator>
    <meta:editing-duration>PT15H49M41S</meta:editing-duration>
    <meta:editing-cycles>24</meta:editing-cycles>
    <meta:generator>OpenOffice/4.1.2$Win32 OpenOffice.org_project/412m3$Build-9782</meta:generator>
    <meta:document-statistic meta:table-count="3" meta:cell-count="557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9cm" xlink:href=".." xlink:type="simple" chart:class="chart:bar" chart:style-name="ch1">
        <chart:title svg:x="0.747cm" svg:y="0.315cm" chart:style-name="ch2">
          <text:p>Comparaison de l'efficacité de Forward-Checking avec et sans heuristique</text:p>
        </chart:title>
        <chart:subtitle svg:x="5.906cm" svg:y="1.273cm" chart:style-name="ch3">
          <text:p>Problème des n-dames</text:p>
        </chart:subtitle>
        <chart:legend chart:legend-position="bottom" svg:x="4.452cm" svg:y="8.19cm" style:legend-expansion="wide" chart:style-name="ch4"/>
        <chart:plot-area chart:style-name="ch5" table:cell-range-address="Feuille1.B4:Feuille1.P4 Feuille1.A6:Feuille1.P7" chart:data-source-has-labels="both" svg:x="1.358cm" svg:y="2.314cm" svg:width="14.003cm" svg:height="4.689cm">
          <chartooo:coordinate-region svg:x="3.197cm" svg:y="2.527cm" svg:width="12.164cm" svg:height="3.803cm"/>
          <chart:axis chart:dimension="x" chart:name="primary-x" chart:style-name="ch6" chartooo:axis-type="auto">
            <chartooo:date-scale/>
            <chart:title svg:x="6.926cm" svg:y="7.183cm" chart:style-name="ch7">
              <text:p>Ordre du problème</text:p>
            </chart:title>
            <chart:categories table:cell-range-address="Feuille1.B4:Feuille1.P4"/>
          </chart:axis>
          <chart:axis chart:dimension="y" chart:name="primary-y" chart:style-name="ch8">
            <chart:title svg:x="0.451cm" svg:y="7.216cm" chart:style-name="ch9">
              <text:p>Temps de résolution en secondes</text:p>
            </chart:title>
            <chart:grid chart:style-name="ch10" chart:class="major"/>
          </chart:axis>
          <chart:series chart:style-name="ch11" chart:values-cell-range-address="Feuille1.B6:Feuille1.P6" chart:label-cell-address="Feuille1.A6:Feuille1.A6" chart:class="chart:bar">
            <chart:data-point chart:repeated="15"/>
          </chart:series>
          <chart:series chart:style-name="ch12" chart:values-cell-range-address="Feuille1.B7:Feuille1.P7" chart:label-cell-address="Feuille1.A7:Feuille1.A7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4:Feuille1.P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6:Feuille1.A6</svg:desc>
                </draw:g>
              </table:table-cell>
              <table:table-cell office:value-type="float" office:value="0">
                <text:p>0</text:p>
                <draw:g>
                  <svg:desc>Feuille1.B6:Feuille1.P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149">
                <text:p>0.000149</text:p>
              </table:table-cell>
              <table:table-cell office:value-type="float" office:value="0.00059">
                <text:p>0.00059</text:p>
              </table:table-cell>
              <table:table-cell office:value-type="float" office:value="0.002506">
                <text:p>0.002506</text:p>
              </table:table-cell>
              <table:table-cell office:value-type="float" office:value="0.010251">
                <text:p>0.010251</text:p>
              </table:table-cell>
              <table:table-cell office:value-type="float" office:value="0.04968">
                <text:p>0.04968</text:p>
              </table:table-cell>
              <table:table-cell office:value-type="float" office:value="0.25912">
                <text:p>0.25912</text:p>
              </table:table-cell>
              <table:table-cell office:value-type="float" office:value="1.45232">
                <text:p>1.45232</text:p>
              </table:table-cell>
              <table:table-cell office:value-type="float" office:value="8.598">
                <text:p>8.598</text:p>
              </table:table-cell>
              <table:table-cell office:value-type="float" office:value="55.161999">
                <text:p>55.161999</text:p>
              </table:table-cell>
            </table:table-row>
            <table:table-row>
              <table:table-cell office:value-type="string">
                <text:p>ForwardChecking_MD</text:p>
                <draw:g>
                  <svg:desc>Feuille1.A7:Feuille1.A7</svg:desc>
                </draw:g>
              </table:table-cell>
              <table:table-cell office:value-type="float" office:value="0">
                <text:p>0</text:p>
                <draw:g>
                  <svg:desc>Feuille1.B7:Feuille1.P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4">
                <text:p>0.00004</text:p>
              </table:table-cell>
              <table:table-cell office:value-type="float" office:value="0.000199">
                <text:p>0.000199</text:p>
              </table:table-cell>
              <table:table-cell office:value-type="float" office:value="0.000797">
                <text:p>0.000797</text:p>
              </table:table-cell>
              <table:table-cell office:value-type="float" office:value="0.003458">
                <text:p>0.003458</text:p>
              </table:table-cell>
              <table:table-cell office:value-type="float" office:value="0.013876">
                <text:p>0.013876</text:p>
              </table:table-cell>
              <table:table-cell office:value-type="float" office:value="0.06592">
                <text:p>0.06592</text:p>
              </table:table-cell>
              <table:table-cell office:value-type="float" office:value="0.33292">
                <text:p>0.33292</text:p>
              </table:table-cell>
              <table:table-cell office:value-type="float" office:value="1.81752">
                <text:p>1.81752</text:p>
              </table:table-cell>
              <table:table-cell office:value-type="float" office:value="10.471">
                <text:p>10.471</text:p>
              </table:table-cell>
              <table:table-cell office:value-type="float" office:value="64.847">
                <text:p>64.8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08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38cm" xlink:href=".." xlink:type="simple" chart:class="chart:bar" chart:row-mapping="1 0 2" chart:style-name="ch1">
        <chart:subtitle svg:x="5.998cm" svg:y="0.495cm" chart:style-name="ch2">
          <text:p>Problème des pigeons</text:p>
        </chart:subtitle>
        <chart:legend chart:legend-position="bottom" svg:x="4.087cm" svg:y="8.229cm" style:legend-expansion="wide" chart:style-name="ch3"/>
        <chart:plot-area chart:style-name="ch4" table:cell-range-address="Feuille1.B13:Feuille1.N14 Feuille1.A15:Feuille1.N15 Feuille1.A13:Feuille1.A14 Feuille1.A17:Feuille1.N17" chart:data-source-has-labels="both" svg:x="1.358cm" svg:y="1.538cm" svg:width="14.002cm" svg:height="5.503cm">
          <chartooo:coordinate-region svg:x="3.567cm" svg:y="1.75cm" svg:width="11.793cm" svg:height="4.618cm"/>
          <chart:axis chart:dimension="x" chart:name="primary-x" chart:style-name="ch5" chartooo:axis-type="auto">
            <chartooo:date-scale/>
            <chart:title svg:x="6.926cm" svg:y="7.222cm" chart:style-name="ch6">
              <text:p>Ordre du problème</text:p>
            </chart:title>
            <chart:categories table:cell-range-address="Feuille1.B13:Feuille1.N13"/>
          </chart:axis>
          <chart:axis chart:dimension="y" chart:name="primary-y" chart:style-name="ch7">
            <chart:title svg:x="0.451cm" svg:y="6.847cm" chart:style-name="ch8">
              <text:p>Temps de résolution en secondes</text:p>
            </chart:title>
            <chart:grid chart:style-name="ch9" chart:class="major"/>
          </chart:axis>
          <chart:series chart:style-name="ch10" chart:values-cell-range-address="Feuille1.B15:Feuille1.N15" chart:label-cell-address="Feuille1.A15:Feuille1.A15" chart:class="chart:bar">
            <chart:data-point chart:repeated="13"/>
          </chart:series>
          <chart:series chart:style-name="ch11" chart:values-cell-range-address="Feuille1.B14:Feuille1.N14" chart:label-cell-address="Feuille1.A14:Feuille1.A14" chart:class="chart:bar">
            <chart:data-point chart:repeated="13"/>
          </chart:series>
          <chart:series chart:style-name="ch12" chart:values-cell-range-address="Feuille1.B17:Feuille1.N17" chart:label-cell-address="Feuille1.A17:Feuille1.A17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13:Feuille1.N1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15:Feuille1.A15</svg:desc>
                </draw:g>
              </table:table-cell>
              <table:table-cell office:value-type="float" office:value="0">
                <text:p>0</text:p>
                <draw:g>
                  <svg:desc>Feuille1.B15:Feuille1.N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489">
                <text:p>0.000489</text:p>
              </table:table-cell>
              <table:table-cell office:value-type="float" office:value="0.003476">
                <text:p>0.003476</text:p>
              </table:table-cell>
              <table:table-cell office:value-type="float" office:value="0.028877">
                <text:p>0.028877</text:p>
              </table:table-cell>
              <table:table-cell office:value-type="float" office:value="0.27484">
                <text:p>0.27484</text:p>
              </table:table-cell>
              <table:table-cell office:value-type="float" office:value="2.77048">
                <text:p>2.77048</text:p>
              </table:table-cell>
              <table:table-cell office:value-type="float" office:value="31.291">
                <text:p>31.291</text:p>
              </table:table-cell>
              <table:table-cell office:value-type="float" office:value="429.712">
                <text:p>429.712</text:p>
              </table:table-cell>
            </table:table-row>
            <table:table-row>
              <table:table-cell office:value-type="string">
                <text:p>Backtrack</text:p>
                <draw:g>
                  <svg:desc>Feuille1.A14:Feuille1.A14</svg:desc>
                </draw:g>
              </table:table-cell>
              <table:table-cell office:value-type="float" office:value="0">
                <text:p>0</text:p>
                <draw:g>
                  <svg:desc>Feuille1.B14:Feuille1.N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">
                <text:p>0.00001</text:p>
              </table:table-cell>
              <table:table-cell office:value-type="float" office:value="0.000069">
                <text:p>0.000069</text:p>
              </table:table-cell>
              <table:table-cell office:value-type="float" office:value="0.000482">
                <text:p>0.000482</text:p>
              </table:table-cell>
              <table:table-cell office:value-type="float" office:value="0.003829">
                <text:p>0.003829</text:p>
              </table:table-cell>
              <table:table-cell office:value-type="float" office:value="0.034274">
                <text:p>0.034274</text:p>
              </table:table-cell>
              <table:table-cell office:value-type="float" office:value="0.34408">
                <text:p>0.34408</text:p>
              </table:table-cell>
              <table:table-cell office:value-type="float" office:value="3.82448">
                <text:p>3.82448</text:p>
              </table:table-cell>
              <table:table-cell office:value-type="float" office:value="46.952999">
                <text:p>46.952999</text:p>
              </table:table-cell>
              <table:table-cell office:value-type="float" office:value="640.957">
                <text:p>640.957</text:p>
              </table:table-cell>
            </table:table-row>
            <table:table-row>
              <table:table-cell office:value-type="string">
                <text:p>Backjumping</text:p>
                <draw:g>
                  <svg:desc>Feuille1.A17:Feuille1.A17</svg:desc>
                </draw:g>
              </table:table-cell>
              <table:table-cell office:value-type="float" office:value="0">
                <text:p>0</text:p>
                <draw:g>
                  <svg:desc>Feuille1.B17:Feuille1.N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622">
                <text:p>0.000622</text:p>
              </table:table-cell>
              <table:table-cell office:value-type="float" office:value="0.00513">
                <text:p>0.00513</text:p>
              </table:table-cell>
              <table:table-cell office:value-type="float" office:value="0.048182">
                <text:p>0.048182</text:p>
              </table:table-cell>
              <table:table-cell office:value-type="float" office:value="0.49724">
                <text:p>0.49724</text:p>
              </table:table-cell>
              <table:table-cell office:value-type="float" office:value="5.7002">
                <text:p>5.7002</text:p>
              </table:table-cell>
              <table:table-cell office:value-type="float" office:value="75.226">
                <text:p>75.226</text:p>
              </table:table-cell>
              <table:table-cell office:value-type="float" office:value="1043.479">
                <text:p>1043.47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3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38cm" xlink:href=".." xlink:type="simple" chart:class="chart:bar" chart:row-mapping="1 0 2" chart:style-name="ch1">
        <chart:plot-area chart:style-name="ch2" table:cell-range-address="Feuille1.B32:Feuille1.N33 Feuille1.A34:Feuille1.N34 Feuille1.A32:Feuille1.A33 Feuille1.A36:Feuille1.N36" chart:data-source-has-labels="both" svg:x="1.358cm" svg:y="0.855cm" svg:width="14.002cm" svg:height="6.995cm">
          <chartooo:coordinate-region svg:x="3.964cm" svg:y="1.067cm" svg:width="11.396cm" svg:height="6.11cm"/>
          <chart:axis chart:dimension="x" chart:name="primary-x" chart:style-name="ch3" chartooo:axis-type="auto">
            <chartooo:date-scale/>
            <chart:title svg:x="6.926cm" svg:y="8.031cm" chart:style-name="ch4">
              <text:p>Ordre du problème</text:p>
            </chart:title>
            <chart:categories table:cell-range-address="Feuille1.B32:Feuille1.N32"/>
          </chart:axis>
          <chart:axis chart:dimension="y" chart:name="primary-y" chart:style-name="ch5">
            <chart:title svg:x="0.451cm" svg:y="6.327cm" chart:style-name="ch6">
              <text:p>Nombre de noeuds visités</text:p>
            </chart:title>
            <chart:grid chart:style-name="ch7" chart:class="major"/>
          </chart:axis>
          <chart:series chart:style-name="ch8" chart:values-cell-range-address="Feuille1.B34:Feuille1.N34" chart:label-cell-address="Feuille1.A34:Feuille1.A34" chart:class="chart:bar">
            <chart:data-point chart:repeated="13"/>
          </chart:series>
          <chart:series chart:style-name="ch9" chart:values-cell-range-address="Feuille1.B33:Feuille1.N33" chart:label-cell-address="Feuille1.A33:Feuille1.A33" chart:class="chart:bar">
            <chart:data-point chart:repeated="13"/>
          </chart:series>
          <chart:series chart:style-name="ch10" chart:values-cell-range-address="Feuille1.B36:Feuille1.N36" chart:label-cell-address="Feuille1.A36:Feuille1.A36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32:Feuille1.N3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34:Feuille1.A34</svg:desc>
                </draw:g>
              </table:table-cell>
              <table:table-cell office:value-type="float" office:value="0">
                <text:p>0</text:p>
                <draw:g>
                  <svg:desc>Feuille1.B34:Feuille1.N3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325">
                <text:p>325</text:p>
              </table:table-cell>
              <table:table-cell office:value-type="float" office:value="1956">
                <text:p>1956</text:p>
              </table:table-cell>
              <table:table-cell office:value-type="float" office:value="13699">
                <text:p>13699</text:p>
              </table:table-cell>
              <table:table-cell office:value-type="float" office:value="109600">
                <text:p>109600</text:p>
              </table:table-cell>
              <table:table-cell office:value-type="float" office:value="986409">
                <text:p>986409</text:p>
              </table:table-cell>
              <table:table-cell office:value-type="float" office:value="9864100">
                <text:p>9864100</text:p>
              </table:table-cell>
              <table:table-cell office:value-type="float" office:value="108505111">
                <text:p>108505111</text:p>
              </table:table-cell>
              <table:table-cell office:value-type="float" office:value="1302061344">
                <text:p>1302061344</text:p>
              </table:table-cell>
            </table:table-row>
            <table:table-row>
              <table:table-cell office:value-type="string">
                <text:p>Backtrack</text:p>
                <draw:g>
                  <svg:desc>Feuille1.A33:Feuille1.A33</svg:desc>
                </draw:g>
              </table:table-cell>
              <table:table-cell office:value-type="float" office:value="0">
                <text:p>0</text:p>
                <draw:g>
                  <svg:desc>Feuille1.B33:Feuille1.N3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260">
                <text:p>260</text:p>
              </table:table-cell>
              <table:table-cell office:value-type="float" office:value="1630">
                <text:p>1630</text:p>
              </table:table-cell>
              <table:table-cell office:value-type="float" office:value="11742">
                <text:p>11742</text:p>
              </table:table-cell>
              <table:table-cell office:value-type="float" office:value="95900">
                <text:p>95900</text:p>
              </table:table-cell>
              <table:table-cell office:value-type="float" office:value="876808">
                <text:p>876808</text:p>
              </table:table-cell>
              <table:table-cell office:value-type="float" office:value="8877690">
                <text:p>8877690</text:p>
              </table:table-cell>
              <table:table-cell office:value-type="float" office:value="98641010">
                <text:p>98641010</text:p>
              </table:table-cell>
              <table:table-cell office:value-type="float" office:value="1193556232">
                <text:p>1193556232</text:p>
              </table:table-cell>
              <table:table-cell office:value-type="float" office:value="15624736120">
                <text:p>15624736120</text:p>
              </table:table-cell>
            </table:table-row>
            <table:table-row>
              <table:table-cell office:value-type="string">
                <text:p>Backjumping</text:p>
                <draw:g>
                  <svg:desc>Feuille1.A36:Feuille1.A36</svg:desc>
                </draw:g>
              </table:table-cell>
              <table:table-cell office:value-type="float" office:value="0">
                <text:p>0</text:p>
                <draw:g>
                  <svg:desc>Feuille1.B36:Feuille1.N3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260">
                <text:p>260</text:p>
              </table:table-cell>
              <table:table-cell office:value-type="float" office:value="1630">
                <text:p>1630</text:p>
              </table:table-cell>
              <table:table-cell office:value-type="float" office:value="11742">
                <text:p>11742</text:p>
              </table:table-cell>
              <table:table-cell office:value-type="float" office:value="95900">
                <text:p>95900</text:p>
              </table:table-cell>
              <table:table-cell office:value-type="float" office:value="876808">
                <text:p>876808</text:p>
              </table:table-cell>
              <table:table-cell office:value-type="float" office:value="8877690">
                <text:p>8877690</text:p>
              </table:table-cell>
              <table:table-cell office:value-type="float" office:value="98641010">
                <text:p>98641010</text:p>
              </table:table-cell>
              <table:table-cell office:value-type="float" office:value="1193556232">
                <text:p>1193556232</text:p>
              </table:table-cell>
              <table:table-cell office:value-type="float" office:value="15624736120">
                <text:p>1562473612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3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18cm" xlink:href=".." xlink:type="simple" chart:class="chart:bar" chart:row-mapping="1 0 2" chart:style-name="ch1">
        <chart:plot-area chart:style-name="ch2" table:cell-range-address="Feuille1.B51:Feuille1.N52 Feuille1.A53:Feuille1.N53 Feuille1.A51:Feuille1.A52 Feuille1.A55:Feuille1.N55" chart:data-source-has-labels="both" svg:x="1.358cm" svg:y="0.855cm" svg:width="14.002cm" svg:height="6.975cm">
          <chartooo:coordinate-region svg:x="4.149cm" svg:y="1.067cm" svg:width="11.211cm" svg:height="6.09cm"/>
          <chart:axis chart:dimension="x" chart:name="primary-x" chart:style-name="ch3" chartooo:axis-type="auto">
            <chartooo:date-scale/>
            <chart:title svg:x="6.926cm" svg:y="8.011cm" chart:style-name="ch4">
              <text:p>Ordre du problème</text:p>
            </chart:title>
            <chart:categories table:cell-range-address="Feuille1.B51:Feuille1.N51"/>
          </chart:axis>
          <chart:axis chart:dimension="y" chart:name="primary-y" chart:style-name="ch5">
            <chart:title svg:x="0.451cm" svg:y="6.595cm" chart:style-name="ch6">
              <text:p>Nombre contraintes explorées</text:p>
            </chart:title>
            <chart:grid chart:style-name="ch7" chart:class="major"/>
          </chart:axis>
          <chart:series chart:style-name="ch8" chart:values-cell-range-address="Feuille1.B53:Feuille1.N53" chart:label-cell-address="Feuille1.A53:Feuille1.A53" chart:class="chart:bar">
            <chart:data-point chart:repeated="13"/>
          </chart:series>
          <chart:series chart:style-name="ch9" chart:values-cell-range-address="Feuille1.B52:Feuille1.N52" chart:label-cell-address="Feuille1.A52:Feuille1.A52" chart:class="chart:bar">
            <chart:data-point chart:repeated="13"/>
          </chart:series>
          <chart:series chart:style-name="ch10" chart:values-cell-range-address="Feuille1.B55:Feuille1.N55" chart:label-cell-address="Feuille1.A55:Feuille1.A55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51:Feuille1.N5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53:Feuille1.A53</svg:desc>
                </draw:g>
              </table:table-cell>
              <table:table-cell office:value-type="float" office:value="0">
                <text:p>0</text:p>
                <draw:g>
                  <svg:desc>Feuille1.B53:Feuille1.N5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1">
                <text:p>81</text:p>
              </table:table-cell>
              <table:table-cell office:value-type="float" office:value="496">
                <text:p>496</text:p>
              </table:table-cell>
              <table:table-cell office:value-type="float" office:value="3225">
                <text:p>3225</text:p>
              </table:table-cell>
              <table:table-cell office:value-type="float" office:value="23436">
                <text:p>23436</text:p>
              </table:table-cell>
              <table:table-cell office:value-type="float" office:value="191737">
                <text:p>191737</text:p>
              </table:table-cell>
              <table:table-cell office:value-type="float" office:value="1753536">
                <text:p>1753536</text:p>
              </table:table-cell>
              <table:table-cell office:value-type="float" office:value="17755281">
                <text:p>17755281</text:p>
              </table:table-cell>
              <table:table-cell office:value-type="float" office:value="197281900">
                <text:p>197281900</text:p>
              </table:table-cell>
              <table:table-cell office:value-type="float" office:value="2387112321">
                <text:p>2387112321</text:p>
              </table:table-cell>
              <table:table-cell office:value-type="float" office:value="31249472112">
                <text:p>31249472112</text:p>
              </table:table-cell>
            </table:table-row>
            <table:table-row>
              <table:table-cell office:value-type="string">
                <text:p>Backtrack</text:p>
                <draw:g>
                  <svg:desc>Feuille1.A52:Feuille1.A52</svg:desc>
                </draw:g>
              </table:table-cell>
              <table:table-cell office:value-type="float" office:value="0">
                <text:p>0</text:p>
                <draw:g>
                  <svg:desc>Feuille1.B52:Feuille1.N5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556">
                <text:p>556</text:p>
              </table:table-cell>
              <table:table-cell office:value-type="float" office:value="4405">
                <text:p>4405</text:p>
              </table:table-cell>
              <table:table-cell office:value-type="float" office:value="38166">
                <text:p>38166</text:p>
              </table:table-cell>
              <table:table-cell office:value-type="float" office:value="363055">
                <text:p>363055</text:p>
              </table:table-cell>
              <table:table-cell office:value-type="float" office:value="3781240">
                <text:p>3781240</text:p>
              </table:table-cell>
              <table:table-cell office:value-type="float" office:value="42908841">
                <text:p>42908841</text:p>
              </table:table-cell>
              <table:table-cell office:value-type="float" office:value="527729410">
                <text:p>527729410</text:p>
              </table:table-cell>
              <table:table-cell office:value-type="float" office:value="6998579731">
                <text:p>6998579731</text:p>
              </table:table-cell>
              <table:table-cell office:value-type="float" office:value="99607692900">
                <text:p>99607692900</text:p>
              </table:table-cell>
            </table:table-row>
            <table:table-row>
              <table:table-cell office:value-type="string">
                <text:p>Backjumping</text:p>
                <draw:g>
                  <svg:desc>Feuille1.A55:Feuille1.A55</svg:desc>
                </draw:g>
              </table:table-cell>
              <table:table-cell office:value-type="float" office:value="0">
                <text:p>0</text:p>
                <draw:g>
                  <svg:desc>Feuille1.B55:Feuille1.N5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784">
                <text:p>784</text:p>
              </table:table-cell>
              <table:table-cell office:value-type="float" office:value="6525">
                <text:p>6525</text:p>
              </table:table-cell>
              <table:table-cell office:value-type="float" office:value="58716">
                <text:p>58716</text:p>
              </table:table-cell>
              <table:table-cell office:value-type="float" office:value="575407">
                <text:p>575407</text:p>
              </table:table-cell>
              <table:table-cell office:value-type="float" office:value="6137664">
                <text:p>6137664</text:p>
              </table:table-cell>
              <table:table-cell office:value-type="float" office:value="71021529">
                <text:p>71021529</text:p>
              </table:table-cell>
              <table:table-cell office:value-type="float" office:value="88776910">
                <text:p>88776910</text:p>
              </table:table-cell>
              <table:table-cell office:value-type="float" office:value="11935562331">
                <text:p>11935562331</text:p>
              </table:table-cell>
              <table:table-cell office:value-type="float" office:value="171872097552">
                <text:p>1718720975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1 2" chart:style-name="ch1">
        <chart:title svg:x="1.368cm" svg:y="0.316cm" chart:style-name="ch2">
          <text:p>Comparaison de l'efficacité entre backjump avec et sans heuristique</text:p>
        </chart:title>
        <chart:subtitle svg:x="5.906cm" svg:y="1.275cm" chart:style-name="ch3">
          <text:p>Problème des n-dames</text:p>
        </chart:subtitle>
        <chart:legend chart:legend-position="bottom" svg:x="5.113cm" svg:y="8.191cm" style:legend-expansion="wide" chart:style-name="ch4"/>
        <chart:plot-area chart:style-name="ch5" table:cell-range-address="Feuille1.Q39:Feuille1.Q39 Feuille1.B4:Feuille1.P4 Feuille1.A8:Feuille1.P9" chart:data-source-has-labels="both" svg:x="1.358cm" svg:y="2.318cm" svg:width="14.002cm" svg:height="4.685cm">
          <chartooo:coordinate-region svg:x="3.382cm" svg:y="2.53cm" svg:width="11.978cm" svg:height="3.8cm"/>
          <chart:axis chart:dimension="x" chart:name="primary-x" chart:style-name="ch6" chartooo:axis-type="auto">
            <chartooo:date-scale/>
            <chart:title svg:x="6.926cm" svg:y="7.184cm" chart:style-name="ch7">
              <text:p>Ordre du problème</text:p>
            </chart:title>
            <chart:categories table:cell-range-address="Feuille1.B4:Feuille1.P4"/>
          </chart:axis>
          <chart:axis chart:dimension="y" chart:name="primary-y" chart:style-name="ch8">
            <chart:title svg:x="0.451cm" svg:y="7.218cm" chart:style-name="ch9">
              <text:p>Temps de résolution en secondes</text:p>
            </chart:title>
            <chart:grid chart:style-name="ch10" chart:class="major"/>
          </chart:axis>
          <chart:series chart:style-name="ch11" chart:values-cell-range-address="Feuille1.B8:Feuille1.P8" chart:label-cell-address="Feuille1.A8:Feuille1.A8" chart:class="chart:bar">
            <chart:data-point chart:repeated="15"/>
          </chart:series>
          <chart:series chart:style-name="ch12" chart:values-cell-range-address="Feuille1.B9:Feuille1.P9" chart:label-cell-address="Feuille1.A9:Feuille1.A9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4:Feuille1.P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Backjumping</text:p>
                <draw:g>
                  <svg:desc>Feuille1.A8:Feuille1.A8</svg:desc>
                </draw:g>
              </table:table-cell>
              <table:table-cell office:value-type="float" office:value="0">
                <text:p>0</text:p>
                <draw:g>
                  <svg:desc>Feuille1.B8:Feuille1.P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45">
                <text:p>0.000045</text:p>
              </table:table-cell>
              <table:table-cell office:value-type="float" office:value="0.000218">
                <text:p>0.000218</text:p>
              </table:table-cell>
              <table:table-cell office:value-type="float" office:value="0.001041">
                <text:p>0.001041</text:p>
              </table:table-cell>
              <table:table-cell office:value-type="float" office:value="0.004986">
                <text:p>0.004986</text:p>
              </table:table-cell>
              <table:table-cell office:value-type="float" office:value="0.024503">
                <text:p>0.024503</text:p>
              </table:table-cell>
              <table:table-cell office:value-type="float" office:value="0.13088">
                <text:p>0.13088</text:p>
              </table:table-cell>
              <table:table-cell office:value-type="float" office:value="0.7458">
                <text:p>0.7458</text:p>
              </table:table-cell>
              <table:table-cell office:value-type="float" office:value="4.5626">
                <text:p>4.5626</text:p>
              </table:table-cell>
              <table:table-cell office:value-type="float" office:value="29.755">
                <text:p>29.755</text:p>
              </table:table-cell>
              <table:table-cell office:value-type="float" office:value="206.134">
                <text:p>206.134</text:p>
              </table:table-cell>
            </table:table-row>
            <table:table-row>
              <table:table-cell office:value-type="string">
                <text:p>Backjumping_MC</text:p>
                <draw:g>
                  <svg:desc>Feuille1.A9:Feuille1.A9</svg:desc>
                </draw:g>
              </table:table-cell>
              <table:table-cell office:value-type="float" office:value="0">
                <text:p>0</text:p>
                <draw:g>
                  <svg:desc>Feuille1.B9:Feuille1.P9</svg:desc>
                </draw:g>
              </table:table-cell>
              <table:table-cell office:value-type="float" office:value="0.000001">
                <text:p>0.000001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64">
                <text:p>0.000064</text:p>
              </table:table-cell>
              <table:table-cell office:value-type="float" office:value="0.00029">
                <text:p>0.00029</text:p>
              </table:table-cell>
              <table:table-cell office:value-type="float" office:value="0.001417">
                <text:p>0.001417</text:p>
              </table:table-cell>
              <table:table-cell office:value-type="float" office:value="0.006979">
                <text:p>0.006979</text:p>
              </table:table-cell>
              <table:table-cell office:value-type="float" office:value="0.03518">
                <text:p>0.03518</text:p>
              </table:table-cell>
              <table:table-cell office:value-type="float" office:value="0.18724">
                <text:p>0.18724</text:p>
              </table:table-cell>
              <table:table-cell office:value-type="float" office:value="1.11884">
                <text:p>1.11884</text:p>
              </table:table-cell>
              <table:table-cell office:value-type="float" office:value="7.297">
                <text:p>7.297</text:p>
              </table:table-cell>
              <table:table-cell office:value-type="float" office:value="47.709">
                <text:p>47.709</text:p>
              </table:table-cell>
              <table:table-cell office:value-type="float" office:value="339.791">
                <text:p>339.79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1 2" chart:style-name="ch1">
        <chart:subtitle svg:x="5.998cm" svg:y="0.495cm" chart:style-name="ch2">
          <text:p>Problème des pigeons</text:p>
        </chart:subtitle>
        <chart:legend chart:legend-position="bottom" svg:x="5.113cm" svg:y="8.191cm" style:legend-expansion="wide" chart:style-name="ch3"/>
        <chart:plot-area chart:style-name="ch4" table:cell-range-address="Feuille1.P40:Feuille1.P40 Feuille1.B13:Feuille1.N13 Feuille1.A17:Feuille1.N18" chart:data-source-has-labels="both" svg:x="1.358cm" svg:y="1.538cm" svg:width="14.002cm" svg:height="5.465cm">
          <chartooo:coordinate-region svg:x="3.567cm" svg:y="1.751cm" svg:width="11.793cm" svg:height="4.579cm"/>
          <chart:axis chart:dimension="x" chart:name="primary-x" chart:style-name="ch5" chartooo:axis-type="auto">
            <chartooo:date-scale/>
            <chart:title svg:x="6.926cm" svg:y="7.184cm" chart:style-name="ch6">
              <text:p>Ordre du problème</text:p>
            </chart:title>
            <chart:categories table:cell-range-address="Feuille1.B13:Feuille1.N13"/>
          </chart:axis>
          <chart:axis chart:dimension="y" chart:name="primary-y" chart:style-name="ch7">
            <chart:title svg:x="0.451cm" svg:y="6.828cm" chart:style-name="ch8">
              <text:p>Temps de résolution en secondes</text:p>
            </chart:title>
            <chart:grid chart:style-name="ch9" chart:class="major"/>
          </chart:axis>
          <chart:series chart:style-name="ch10" chart:values-cell-range-address="Feuille1.B17:Feuille1.N17" chart:label-cell-address="Feuille1.A17:Feuille1.A17" chart:class="chart:bar">
            <chart:data-point chart:repeated="13"/>
          </chart:series>
          <chart:series chart:style-name="ch11" chart:values-cell-range-address="Feuille1.B18:Feuille1.N18" chart:label-cell-address="Feuille1.A18:Feuille1.A18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13:Feuille1.N1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ackjumping</text:p>
                <draw:g>
                  <svg:desc>Feuille1.A17:Feuille1.A17</svg:desc>
                </draw:g>
              </table:table-cell>
              <table:table-cell office:value-type="float" office:value="0">
                <text:p>0</text:p>
                <draw:g>
                  <svg:desc>Feuille1.B17:Feuille1.N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87">
                <text:p>0.000087</text:p>
              </table:table-cell>
              <table:table-cell office:value-type="float" office:value="0.000622">
                <text:p>0.000622</text:p>
              </table:table-cell>
              <table:table-cell office:value-type="float" office:value="0.00513">
                <text:p>0.00513</text:p>
              </table:table-cell>
              <table:table-cell office:value-type="float" office:value="0.048182">
                <text:p>0.048182</text:p>
              </table:table-cell>
              <table:table-cell office:value-type="float" office:value="0.49724">
                <text:p>0.49724</text:p>
              </table:table-cell>
              <table:table-cell office:value-type="float" office:value="5.7002">
                <text:p>5.7002</text:p>
              </table:table-cell>
              <table:table-cell office:value-type="float" office:value="75.226">
                <text:p>75.226</text:p>
              </table:table-cell>
              <table:table-cell office:value-type="float" office:value="1043.479">
                <text:p>1043.479</text:p>
              </table:table-cell>
            </table:table-row>
            <table:table-row>
              <table:table-cell office:value-type="string">
                <text:p>Backjumping_MC</text:p>
                <draw:g>
                  <svg:desc>Feuille1.A18:Feuille1.A18</svg:desc>
                </draw:g>
              </table:table-cell>
              <table:table-cell office:value-type="float" office:value="0">
                <text:p>0</text:p>
                <draw:g>
                  <svg:desc>Feuille1.B18:Feuille1.N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9">
                <text:p>0.000019</text:p>
              </table:table-cell>
              <table:table-cell office:value-type="float" office:value="0.000125">
                <text:p>0.000125</text:p>
              </table:table-cell>
              <table:table-cell office:value-type="float" office:value="0.000901">
                <text:p>0.000901</text:p>
              </table:table-cell>
              <table:table-cell office:value-type="float" office:value="0.007497">
                <text:p>0.007497</text:p>
              </table:table-cell>
              <table:table-cell office:value-type="float" office:value="0.070453">
                <text:p>0.070453</text:p>
              </table:table-cell>
              <table:table-cell office:value-type="float" office:value="0.72568">
                <text:p>0.72568</text:p>
              </table:table-cell>
              <table:table-cell office:value-type="float" office:value="8.3915">
                <text:p>8.3915</text:p>
              </table:table-cell>
              <table:table-cell office:value-type="float" office:value="126.904">
                <text:p>126.904</text:p>
              </table:table-cell>
              <table:table-cell office:value-type="float" office:value="1836.035">
                <text:p>1836.03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1 2" chart:style-name="ch1">
        <chart:legend chart:legend-position="bottom" svg:x="5.113cm" svg:y="8.191cm" style:legend-expansion="wide" chart:style-name="ch2"/>
        <chart:plot-area chart:style-name="ch3" table:cell-range-address="Feuille1.P53:Feuille1.P53 Feuille1.B23:Feuille1.P23 Feuille1.A27:Feuille1.P28" chart:data-source-has-labels="both" svg:x="1.358cm" svg:y="0.855cm" svg:width="14.002cm" svg:height="6.148cm">
          <chartooo:coordinate-region svg:x="3.779cm" svg:y="1.067cm" svg:width="11.581cm" svg:height="5.263cm"/>
          <chart:axis chart:dimension="x" chart:name="primary-x" chart:style-name="ch4" chartooo:axis-type="auto">
            <chartooo:date-scale/>
            <chart:title svg:x="6.926cm" svg:y="7.184cm" chart:style-name="ch5">
              <text:p>Ordre du problème</text:p>
            </chart:title>
            <chart:categories table:cell-range-address="Feuille1.B23:Feuille1.P23"/>
          </chart:axis>
          <chart:axis chart:dimension="y" chart:name="primary-y" chart:style-name="ch6">
            <chart:title svg:x="0.451cm" svg:y="5.904cm" chart:style-name="ch7">
              <text:p>Nombre de noeuds visités</text:p>
            </chart:title>
            <chart:grid chart:style-name="ch8" chart:class="major"/>
          </chart:axis>
          <chart:series chart:style-name="ch9" chart:values-cell-range-address="Feuille1.B27:Feuille1.P27" chart:label-cell-address="Feuille1.A27:Feuille1.A27" chart:class="chart:bar">
            <chart:data-point chart:repeated="15"/>
          </chart:series>
          <chart:series chart:style-name="ch10" chart:values-cell-range-address="Feuille1.B28:Feuille1.P28" chart:label-cell-address="Feuille1.A28:Feuille1.A28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23:Feuille1.P2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Backjumping</text:p>
                <draw:g>
                  <svg:desc>Feuille1.A27:Feuille1.A27</svg:desc>
                </draw:g>
              </table:table-cell>
              <table:table-cell office:value-type="float" office:value="1">
                <text:p>1</text:p>
                <draw:g>
                  <svg:desc>Feuille1.B27:Feuille1.P2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220">
                <text:p>220</text:p>
              </table:table-cell>
              <table:table-cell office:value-type="float" office:value="894">
                <text:p>894</text:p>
              </table:table-cell>
              <table:table-cell office:value-type="float" office:value="3584">
                <text:p>3584</text:p>
              </table:table-cell>
              <table:table-cell office:value-type="float" office:value="15720">
                <text:p>15720</text:p>
              </table:table-cell>
              <table:table-cell office:value-type="float" office:value="72378">
                <text:p>72378</text:p>
              </table:table-cell>
              <table:table-cell office:value-type="float" office:value="348150">
                <text:p>348150</text:p>
              </table:table-cell>
              <table:table-cell office:value-type="float" office:value="1806706">
                <text:p>1806706</text:p>
              </table:table-cell>
              <table:table-cell office:value-type="float" office:value="10103868">
                <text:p>10103868</text:p>
              </table:table-cell>
              <table:table-cell office:value-type="float" office:value="59815314">
                <text:p>59815314</text:p>
              </table:table-cell>
              <table:table-cell office:value-type="float" office:value="377901398">
                <text:p>377901398</text:p>
              </table:table-cell>
              <table:table-cell office:value-type="float" office:value="2532748320">
                <text:p>2532748320</text:p>
              </table:table-cell>
            </table:table-row>
            <table:table-row>
              <table:table-cell office:value-type="string">
                <text:p>Backjumping_MC</text:p>
                <draw:g>
                  <svg:desc>Feuille1.A28:Feuille1.A28</svg:desc>
                </draw:g>
              </table:table-cell>
              <table:table-cell office:value-type="float" office:value="1">
                <text:p>1</text:p>
                <draw:g>
                  <svg:desc>Feuille1.B28:Feuille1.P28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220">
                <text:p>220</text:p>
              </table:table-cell>
              <table:table-cell office:value-type="float" office:value="894">
                <text:p>894</text:p>
              </table:table-cell>
              <table:table-cell office:value-type="float" office:value="3584">
                <text:p>3584</text:p>
              </table:table-cell>
              <table:table-cell office:value-type="float" office:value="15720">
                <text:p>15720</text:p>
              </table:table-cell>
              <table:table-cell office:value-type="float" office:value="72378">
                <text:p>72378</text:p>
              </table:table-cell>
              <table:table-cell office:value-type="float" office:value="348150">
                <text:p>348150</text:p>
              </table:table-cell>
              <table:table-cell office:value-type="float" office:value="1806706">
                <text:p>1806706</text:p>
              </table:table-cell>
              <table:table-cell office:value-type="float" office:value="10103868">
                <text:p>10103868</text:p>
              </table:table-cell>
              <table:table-cell office:value-type="float" office:value="59815314">
                <text:p>59815314</text:p>
              </table:table-cell>
              <table:table-cell office:value-type="float" office:value="377901398">
                <text:p>377901398</text:p>
              </table:table-cell>
              <table:table-cell office:value-type="float" office:value="2532748320">
                <text:p>253274832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1 2" chart:style-name="ch1">
        <chart:legend chart:legend-position="bottom" svg:x="5.113cm" svg:y="8.191cm" style:legend-expansion="wide" chart:style-name="ch2"/>
        <chart:plot-area chart:style-name="ch3" table:cell-range-address="Feuille1.P62:Feuille1.P62 Feuille1.B32:Feuille1.N32 Feuille1.A36:Feuille1.N37" chart:data-source-has-labels="both" svg:x="1.358cm" svg:y="0.855cm" svg:width="14.002cm" svg:height="6.148cm">
          <chartooo:coordinate-region svg:x="3.964cm" svg:y="1.067cm" svg:width="11.396cm" svg:height="5.263cm"/>
          <chart:axis chart:dimension="x" chart:name="primary-x" chart:style-name="ch4" chartooo:axis-type="auto">
            <chartooo:date-scale/>
            <chart:title svg:x="6.926cm" svg:y="7.184cm" chart:style-name="ch5">
              <text:p>Ordre du problème</text:p>
            </chart:title>
            <chart:categories table:cell-range-address="Feuille1.B32:Feuille1.N32"/>
          </chart:axis>
          <chart:axis chart:dimension="y" chart:name="primary-y" chart:style-name="ch6">
            <chart:title svg:x="0.451cm" svg:y="5.904cm" chart:style-name="ch7">
              <text:p>Nombre de noeuds visités</text:p>
            </chart:title>
            <chart:grid chart:style-name="ch8" chart:class="major"/>
          </chart:axis>
          <chart:series chart:style-name="ch9" chart:values-cell-range-address="Feuille1.B36:Feuille1.N36" chart:label-cell-address="Feuille1.A36:Feuille1.A36" chart:class="chart:bar">
            <chart:data-point chart:repeated="13"/>
          </chart:series>
          <chart:series chart:style-name="ch10" chart:values-cell-range-address="Feuille1.B37:Feuille1.N37" chart:label-cell-address="Feuille1.A37:Feuille1.A37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32:Feuille1.N3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ackjumping</text:p>
                <draw:g>
                  <svg:desc>Feuille1.A36:Feuille1.A36</svg:desc>
                </draw:g>
              </table:table-cell>
              <table:table-cell office:value-type="float" office:value="0">
                <text:p>0</text:p>
                <draw:g>
                  <svg:desc>Feuille1.B36:Feuille1.N3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260">
                <text:p>260</text:p>
              </table:table-cell>
              <table:table-cell office:value-type="float" office:value="1630">
                <text:p>1630</text:p>
              </table:table-cell>
              <table:table-cell office:value-type="float" office:value="11742">
                <text:p>11742</text:p>
              </table:table-cell>
              <table:table-cell office:value-type="float" office:value="95900">
                <text:p>95900</text:p>
              </table:table-cell>
              <table:table-cell office:value-type="float" office:value="876808">
                <text:p>876808</text:p>
              </table:table-cell>
              <table:table-cell office:value-type="float" office:value="8877690">
                <text:p>8877690</text:p>
              </table:table-cell>
              <table:table-cell office:value-type="float" office:value="98641010">
                <text:p>98641010</text:p>
              </table:table-cell>
              <table:table-cell office:value-type="float" office:value="1193556232">
                <text:p>1193556232</text:p>
              </table:table-cell>
              <table:table-cell office:value-type="float" office:value="15624736120">
                <text:p>15624736120</text:p>
              </table:table-cell>
            </table:table-row>
            <table:table-row>
              <table:table-cell office:value-type="string">
                <text:p>Backjumping_MC</text:p>
                <draw:g>
                  <svg:desc>Feuille1.A37:Feuille1.A37</svg:desc>
                </draw:g>
              </table:table-cell>
              <table:table-cell office:value-type="float" office:value="0">
                <text:p>0</text:p>
                <draw:g>
                  <svg:desc>Feuille1.B37:Feuille1.N3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260">
                <text:p>260</text:p>
              </table:table-cell>
              <table:table-cell office:value-type="float" office:value="1630">
                <text:p>1630</text:p>
              </table:table-cell>
              <table:table-cell office:value-type="float" office:value="11742">
                <text:p>11742</text:p>
              </table:table-cell>
              <table:table-cell office:value-type="float" office:value="95900">
                <text:p>95900</text:p>
              </table:table-cell>
              <table:table-cell office:value-type="float" office:value="876808">
                <text:p>876808</text:p>
              </table:table-cell>
              <table:table-cell office:value-type="float" office:value="8877690">
                <text:p>8877690</text:p>
              </table:table-cell>
              <table:table-cell office:value-type="float" office:value="98641010">
                <text:p>98641010</text:p>
              </table:table-cell>
              <table:table-cell office:value-type="float" office:value="1193556232">
                <text:p>1193556232</text:p>
              </table:table-cell>
              <table:table-cell office:value-type="float" office:value="15624736120">
                <text:p>1562473612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1 2" chart:style-name="ch1">
        <chart:legend chart:legend-position="bottom" svg:x="5.113cm" svg:y="8.191cm" style:legend-expansion="wide" chart:style-name="ch2"/>
        <chart:plot-area chart:style-name="ch3" table:cell-range-address="Feuille1.S79:Feuille1.S79 Feuille1.B42:Feuille1.P42 Feuille1.A46:Feuille1.P47" chart:data-source-has-labels="both" svg:x="1.358cm" svg:y="0.855cm" svg:width="14.002cm" svg:height="6.148cm">
          <chartooo:coordinate-region svg:x="3.964cm" svg:y="1.067cm" svg:width="11.396cm" svg:height="5.263cm"/>
          <chart:axis chart:dimension="x" chart:name="primary-x" chart:style-name="ch4" chartooo:axis-type="auto">
            <chartooo:date-scale/>
            <chart:title svg:x="6.926cm" svg:y="7.184cm" chart:style-name="ch5">
              <text:p>Ordre du problème</text:p>
            </chart:title>
            <chart:categories table:cell-range-address="Feuille1.B42:Feuille1.P42"/>
          </chart:axis>
          <chart:axis chart:dimension="y" chart:name="primary-y" chart:style-name="ch6">
            <chart:title svg:x="0.451cm" svg:y="6.407cm" chart:style-name="ch7">
              <text:p>Nombre de contraintes explorées</text:p>
            </chart:title>
            <chart:grid chart:style-name="ch8" chart:class="major"/>
          </chart:axis>
          <chart:series chart:style-name="ch9" chart:values-cell-range-address="Feuille1.B46:Feuille1.P46" chart:label-cell-address="Feuille1.A46:Feuille1.A46" chart:class="chart:bar">
            <chart:data-point chart:repeated="15"/>
          </chart:series>
          <chart:series chart:style-name="ch10" chart:values-cell-range-address="Feuille1.B47:Feuille1.P47" chart:label-cell-address="Feuille1.A47:Feuille1.A47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42:Feuille1.P4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Backjumping</text:p>
                <draw:g>
                  <svg:desc>Feuille1.A46:Feuille1.A46</svg:desc>
                </draw:g>
              </table:table-cell>
              <table:table-cell office:value-type="float" office:value="0">
                <text:p>0</text:p>
                <draw:g>
                  <svg:desc>Feuille1.B46:Feuille1.P4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12">
                <text:p>112</text:p>
              </table:table-cell>
              <table:table-cell office:value-type="float" office:value="595">
                <text:p>595</text:p>
              </table:table-cell>
              <table:table-cell office:value-type="float" office:value="3228">
                <text:p>3228</text:p>
              </table:table-cell>
              <table:table-cell office:value-type="float" office:value="15673">
                <text:p>15673</text:p>
              </table:table-cell>
              <table:table-cell office:value-type="float" office:value="81696">
                <text:p>81696</text:p>
              </table:table-cell>
              <table:table-cell office:value-type="float" office:value="435303">
                <text:p>435303</text:p>
              </table:table-cell>
              <table:table-cell office:value-type="float" office:value="2381460">
                <text:p>2381460</text:p>
              </table:table-cell>
              <table:table-cell office:value-type="float" office:value="13863839">
                <text:p>13863839</text:p>
              </table:table-cell>
              <table:table-cell office:value-type="float" office:value="86257536">
                <text:p>86257536</text:p>
              </table:table-cell>
              <table:table-cell office:value-type="float" office:value="563494685">
                <text:p>563494685</text:p>
              </table:table-cell>
              <table:table-cell office:value-type="float" office:value="3900692516">
                <text:p>3900692516</text:p>
              </table:table-cell>
              <table:table-cell office:value-type="float" office:value="28447251885">
                <text:p>28447251885</text:p>
              </table:table-cell>
            </table:table-row>
            <table:table-row>
              <table:table-cell office:value-type="string">
                <text:p>Backjumping_MC</text:p>
                <draw:g>
                  <svg:desc>Feuille1.A47:Feuille1.A47</svg:desc>
                </draw:g>
              </table:table-cell>
              <table:table-cell office:value-type="float" office:value="0">
                <text:p>0</text:p>
                <draw:g>
                  <svg:desc>Feuille1.B47:Feuille1.P47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12">
                <text:p>112</text:p>
              </table:table-cell>
              <table:table-cell office:value-type="float" office:value="595">
                <text:p>595</text:p>
              </table:table-cell>
              <table:table-cell office:value-type="float" office:value="3228">
                <text:p>3228</text:p>
              </table:table-cell>
              <table:table-cell office:value-type="float" office:value="15673">
                <text:p>15673</text:p>
              </table:table-cell>
              <table:table-cell office:value-type="float" office:value="81696">
                <text:p>81696</text:p>
              </table:table-cell>
              <table:table-cell office:value-type="float" office:value="435303">
                <text:p>435303</text:p>
              </table:table-cell>
              <table:table-cell office:value-type="float" office:value="2381460">
                <text:p>2381460</text:p>
              </table:table-cell>
              <table:table-cell office:value-type="float" office:value="13863839">
                <text:p>13863839</text:p>
              </table:table-cell>
              <table:table-cell office:value-type="float" office:value="86257536">
                <text:p>86257536</text:p>
              </table:table-cell>
              <table:table-cell office:value-type="float" office:value="563494685">
                <text:p>563494685</text:p>
              </table:table-cell>
              <table:table-cell office:value-type="float" office:value="3900692516">
                <text:p>3900692516</text:p>
              </table:table-cell>
              <table:table-cell office:value-type="float" office:value="28447251885">
                <text:p>2844725188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1 2" chart:style-name="ch1">
        <chart:legend chart:legend-position="bottom" svg:x="5.113cm" svg:y="8.191cm" style:legend-expansion="wide" chart:style-name="ch2"/>
        <chart:plot-area chart:style-name="ch3" table:cell-range-address="Feuille1.R83:Feuille1.R83 Feuille1.B51:Feuille1.N51 Feuille1.A55:Feuille1.N56" chart:data-source-has-labels="both" svg:x="1.358cm" svg:y="0.855cm" svg:width="14.002cm" svg:height="6.148cm">
          <chartooo:coordinate-region svg:x="4.149cm" svg:y="1.067cm" svg:width="11.211cm" svg:height="5.263cm"/>
          <chart:axis chart:dimension="x" chart:name="primary-x" chart:style-name="ch4" chartooo:axis-type="auto">
            <chartooo:date-scale/>
            <chart:title svg:x="6.926cm" svg:y="7.184cm" chart:style-name="ch5">
              <text:p>Ordre du problème</text:p>
            </chart:title>
            <chart:categories table:cell-range-address="Feuille1.B51:Feuille1.N51"/>
          </chart:axis>
          <chart:axis chart:dimension="y" chart:name="primary-y" chart:style-name="ch6">
            <chart:title svg:x="0.451cm" svg:y="6.407cm" chart:style-name="ch7">
              <text:p>Nombre de contraintes explorées</text:p>
            </chart:title>
            <chart:grid chart:style-name="ch8" chart:class="major"/>
          </chart:axis>
          <chart:series chart:style-name="ch9" chart:values-cell-range-address="Feuille1.B55:Feuille1.N55" chart:label-cell-address="Feuille1.A55:Feuille1.A55" chart:class="chart:bar">
            <chart:data-point chart:repeated="13"/>
          </chart:series>
          <chart:series chart:style-name="ch10" chart:values-cell-range-address="Feuille1.B56:Feuille1.N56" chart:label-cell-address="Feuille1.A56:Feuille1.A56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51:Feuille1.N5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ackjumping</text:p>
                <draw:g>
                  <svg:desc>Feuille1.A55:Feuille1.A55</svg:desc>
                </draw:g>
              </table:table-cell>
              <table:table-cell office:value-type="float" office:value="0">
                <text:p>0</text:p>
                <draw:g>
                  <svg:desc>Feuille1.B55:Feuille1.N5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784">
                <text:p>784</text:p>
              </table:table-cell>
              <table:table-cell office:value-type="float" office:value="6525">
                <text:p>6525</text:p>
              </table:table-cell>
              <table:table-cell office:value-type="float" office:value="58716">
                <text:p>58716</text:p>
              </table:table-cell>
              <table:table-cell office:value-type="float" office:value="575407">
                <text:p>575407</text:p>
              </table:table-cell>
              <table:table-cell office:value-type="float" office:value="6137664">
                <text:p>6137664</text:p>
              </table:table-cell>
              <table:table-cell office:value-type="float" office:value="71021529">
                <text:p>71021529</text:p>
              </table:table-cell>
              <table:table-cell office:value-type="float" office:value="88776910">
                <text:p>88776910</text:p>
              </table:table-cell>
              <table:table-cell office:value-type="float" office:value="11935562331">
                <text:p>11935562331</text:p>
              </table:table-cell>
              <table:table-cell office:value-type="float" office:value="171872097552">
                <text:p>171872097552</text:p>
              </table:table-cell>
            </table:table-row>
            <table:table-row>
              <table:table-cell office:value-type="string">
                <text:p>Backjumping_MC</text:p>
                <draw:g>
                  <svg:desc>Feuille1.A56:Feuille1.A56</svg:desc>
                </draw:g>
              </table:table-cell>
              <table:table-cell office:value-type="float" office:value="0">
                <text:p>0</text:p>
                <draw:g>
                  <svg:desc>Feuille1.B56:Feuille1.N5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784">
                <text:p>784</text:p>
              </table:table-cell>
              <table:table-cell office:value-type="float" office:value="6525">
                <text:p>6525</text:p>
              </table:table-cell>
              <table:table-cell office:value-type="float" office:value="58716">
                <text:p>58716</text:p>
              </table:table-cell>
              <table:table-cell office:value-type="float" office:value="575407">
                <text:p>575407</text:p>
              </table:table-cell>
              <table:table-cell office:value-type="float" office:value="6137664">
                <text:p>6137664</text:p>
              </table:table-cell>
              <table:table-cell office:value-type="float" office:value="71021529">
                <text:p>71021529</text:p>
              </table:table-cell>
              <table:table-cell office:value-type="float" office:value="88776910">
                <text:p>88776910</text:p>
              </table:table-cell>
              <table:table-cell office:value-type="float" office:value="11935562331">
                <text:p>11935562331</text:p>
              </table:table-cell>
              <table:table-cell office:value-type="float" office:value="171872097552">
                <text:p>17187209755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2cm" xlink:href=".." xlink:type="simple" chart:class="chart:bar" chart:style-name="ch1">
        <chart:subtitle svg:x="5.906cm" svg:y="0.495cm" chart:style-name="ch2">
          <text:p>Problème des n-dames</text:p>
        </chart:subtitle>
        <chart:legend chart:legend-position="bottom" svg:x="4.452cm" svg:y="8.193cm" style:legend-expansion="wide" chart:style-name="ch3"/>
        <chart:plot-area chart:style-name="ch4" table:cell-range-address="Feuille1.B23:Feuille1.P23 Feuille1.A25:Feuille1.P26" chart:data-source-has-labels="both" svg:x="1.358cm" svg:y="1.538cm" svg:width="14.003cm" svg:height="5.467cm">
          <chartooo:coordinate-region svg:x="3.488cm" svg:y="1.751cm" svg:width="11.873cm" svg:height="4.581cm"/>
          <chart:axis chart:dimension="x" chart:name="primary-x" chart:style-name="ch5" chartooo:axis-type="auto">
            <chartooo:date-scale/>
            <chart:title svg:x="6.926cm" svg:y="7.186cm" chart:style-name="ch6">
              <text:p>Ordre du problème</text:p>
            </chart:title>
            <chart:categories table:cell-range-address="Feuille1.B23:Feuille1.P23"/>
          </chart:axis>
          <chart:axis chart:dimension="y" chart:name="primary-y" chart:style-name="ch7">
            <chart:title svg:x="0.451cm" svg:y="6.246cm" chart:style-name="ch8">
              <text:p>Nombre de noeuds visités</text:p>
            </chart:title>
            <chart:grid chart:style-name="ch9" chart:class="major"/>
          </chart:axis>
          <chart:series chart:style-name="ch10" chart:values-cell-range-address="Feuille1.B25:Feuille1.P25" chart:label-cell-address="Feuille1.A25:Feuille1.A25" chart:class="chart:bar">
            <chart:data-point chart:repeated="15"/>
          </chart:series>
          <chart:series chart:style-name="ch11" chart:values-cell-range-address="Feuille1.B26:Feuille1.P26" chart:label-cell-address="Feuille1.A26:Feuille1.A26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23:Feuille1.P2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25:Feuille1.A25</svg:desc>
                </draw:g>
              </table:table-cell>
              <table:table-cell office:value-type="float" office:value="1">
                <text:p>1</text:p>
                <draw:g>
                  <svg:desc>Feuille1.B25:Feuille1.P2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130">
                <text:p>130</text:p>
              </table:table-cell>
              <table:table-cell office:value-type="float" office:value="463">
                <text:p>463</text:p>
              </table:table-cell>
              <table:table-cell office:value-type="float" office:value="1724">
                <text:p>1724</text:p>
              </table:table-cell>
              <table:table-cell office:value-type="float" office:value="7031">
                <text:p>7031</text:p>
              </table:table-cell>
              <table:table-cell office:value-type="float" office:value="27832">
                <text:p>27832</text:p>
              </table:table-cell>
              <table:table-cell office:value-type="float" office:value="127441">
                <text:p>127441</text:p>
              </table:table-cell>
              <table:table-cell office:value-type="float" office:value="641974">
                <text:p>641974</text:p>
              </table:table-cell>
              <table:table-cell office:value-type="float" office:value="3456855">
                <text:p>3456855</text:p>
              </table:table-cell>
              <table:table-cell office:value-type="float" office:value="19787662">
                <text:p>19787662</text:p>
              </table:table-cell>
              <table:table-cell office:value-type="float" office:value="121498513">
                <text:p>121498513</text:p>
              </table:table-cell>
            </table:table-row>
            <table:table-row>
              <table:table-cell office:value-type="string">
                <text:p>ForwardChecking_MD</text:p>
                <draw:g>
                  <svg:desc>Feuille1.A26:Feuille1.A26</svg:desc>
                </draw:g>
              </table:table-cell>
              <table:table-cell office:value-type="float" office:value="1">
                <text:p>1</text:p>
                <draw:g>
                  <svg:desc>Feuille1.B26:Feuille1.P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118">
                <text:p>118</text:p>
              </table:table-cell>
              <table:table-cell office:value-type="float" office:value="393">
                <text:p>393</text:p>
              </table:table-cell>
              <table:table-cell office:value-type="float" office:value="1360">
                <text:p>1360</text:p>
              </table:table-cell>
              <table:table-cell office:value-type="float" office:value="5399">
                <text:p>5399</text:p>
              </table:table-cell>
              <table:table-cell office:value-type="float" office:value="19744">
                <text:p>19744</text:p>
              </table:table-cell>
              <table:table-cell office:value-type="float" office:value="85939">
                <text:p>85939</text:p>
              </table:table-cell>
              <table:table-cell office:value-type="float" office:value="416828">
                <text:p>416828</text:p>
              </table:table-cell>
              <table:table-cell office:value-type="float" office:value="2154845">
                <text:p>2154845</text:p>
              </table:table-cell>
              <table:table-cell office:value-type="float" office:value="11799746">
                <text:p>11799746</text:p>
              </table:table-cell>
              <table:table-cell office:value-type="float" office:value="69741449">
                <text:p>697414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bar" chart:style-name="ch1">
        <chart:subtitle svg:x="5.906cm" svg:y="0.495cm" chart:style-name="ch2">
          <text:p>Problème des n-dames</text:p>
        </chart:subtitle>
        <chart:legend chart:legend-position="bottom" svg:x="4.452cm" svg:y="8.192cm" style:legend-expansion="wide" chart:style-name="ch3"/>
        <chart:plot-area chart:style-name="ch4" table:cell-range-address="Feuille1.B42:Feuille1.P42 Feuille1.A44:Feuille1.P45" chart:data-source-has-labels="both" svg:x="1.358cm" svg:y="1.538cm" svg:width="14.003cm" svg:height="5.466cm">
          <chartooo:coordinate-region svg:x="3.779cm" svg:y="1.75cm" svg:width="11.582cm" svg:height="4.581cm"/>
          <chart:axis chart:dimension="x" chart:name="primary-x" chart:style-name="ch5" chartooo:axis-type="auto">
            <chartooo:date-scale/>
            <chart:title svg:x="6.926cm" svg:y="7.185cm" chart:style-name="ch6">
              <text:p>Ordre du problème</text:p>
            </chart:title>
            <chart:categories table:cell-range-address="Feuille1.B42:Feuille1.P42"/>
          </chart:axis>
          <chart:axis chart:dimension="y" chart:name="primary-y" chart:style-name="ch7">
            <chart:title svg:x="0.451cm" svg:y="6.749cm" chart:style-name="ch8">
              <text:p>Nombre de contraintes explorées</text:p>
            </chart:title>
            <chart:grid chart:style-name="ch9" chart:class="major"/>
          </chart:axis>
          <chart:series chart:style-name="ch10" chart:values-cell-range-address="Feuille1.B44:Feuille1.P44" chart:label-cell-address="Feuille1.A44:Feuille1.A44" chart:class="chart:bar">
            <chart:data-point chart:repeated="15"/>
          </chart:series>
          <chart:series chart:style-name="ch11" chart:values-cell-range-address="Feuille1.B45:Feuille1.P45" chart:label-cell-address="Feuille1.A45:Feuille1.A4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42:Feuille1.P4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44:Feuille1.A44</svg:desc>
                </draw:g>
              </table:table-cell>
              <table:table-cell office:value-type="float" office:value="0">
                <text:p>0</text:p>
                <draw:g>
                  <svg:desc>Feuille1.B44:Feuille1.P4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12">
                <text:p>112</text:p>
              </table:table-cell>
              <table:table-cell office:value-type="float" office:value="480">
                <text:p>480</text:p>
              </table:table-cell>
              <table:table-cell office:value-type="float" office:value="1944">
                <text:p>1944</text:p>
              </table:table-cell>
              <table:table-cell office:value-type="float" office:value="8344">
                <text:p>8344</text:p>
              </table:table-cell>
              <table:table-cell office:value-type="float" office:value="39120">
                <text:p>39120</text:p>
              </table:table-cell>
              <table:table-cell office:value-type="float" office:value="192582">
                <text:p>192582</text:p>
              </table:table-cell>
              <table:table-cell office:value-type="float" office:value="945520">
                <text:p>945520</text:p>
              </table:table-cell>
              <table:table-cell office:value-type="float" office:value="5036548">
                <text:p>5036548</text:p>
              </table:table-cell>
              <table:table-cell office:value-type="float" office:value="28783584">
                <text:p>28783584</text:p>
              </table:table-cell>
              <table:table-cell office:value-type="float" office:value="173647890">
                <text:p>173647890</text:p>
              </table:table-cell>
              <table:table-cell office:value-type="float" office:value="1108013116">
                <text:p>1108013116</text:p>
              </table:table-cell>
              <table:table-cell office:value-type="float" office:value="7482268440">
                <text:p>7482268440</text:p>
              </table:table-cell>
            </table:table-row>
            <table:table-row>
              <table:table-cell office:value-type="string">
                <text:p>ForwardChecking_MD</text:p>
                <draw:g>
                  <svg:desc>Feuille1.A45:Feuille1.A45</svg:desc>
                </draw:g>
              </table:table-cell>
              <table:table-cell office:value-type="float" office:value="0">
                <text:p>0</text:p>
                <draw:g>
                  <svg:desc>Feuille1.B45:Feuille1.P4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12">
                <text:p>112</text:p>
              </table:table-cell>
              <table:table-cell office:value-type="float" office:value="480">
                <text:p>480</text:p>
              </table:table-cell>
              <table:table-cell office:value-type="float" office:value="1836">
                <text:p>1836</text:p>
              </table:table-cell>
              <table:table-cell office:value-type="float" office:value="7154">
                <text:p>7154</text:p>
              </table:table-cell>
              <table:table-cell office:value-type="float" office:value="30912">
                <text:p>30912</text:p>
              </table:table-cell>
              <table:table-cell office:value-type="float" office:value="146556">
                <text:p>146556</text:p>
              </table:table-cell>
              <table:table-cell office:value-type="float" office:value="667640">
                <text:p>667640</text:p>
              </table:table-cell>
              <table:table-cell office:value-type="float" office:value="3362128">
                <text:p>3362128</text:p>
              </table:table-cell>
              <table:table-cell office:value-type="float" office:value="18315984">
                <text:p>18315984</text:p>
              </table:table-cell>
              <table:table-cell office:value-type="float" office:value="105319214">
                <text:p>105319214</text:p>
              </table:table-cell>
              <table:table-cell office:value-type="float" office:value="640127712">
                <text:p>640127712</text:p>
              </table:table-cell>
              <table:table-cell office:value-type="float" office:value="4128109860">
                <text:p>41281098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79cm" svg:height="9cm" xlink:href=".." xlink:type="simple" chart:class="chart:bar" chart:style-name="ch1">
        <chart:subtitle svg:x="6.137cm" svg:y="0.495cm" chart:style-name="ch2">
          <text:p>Problème des pigeons</text:p>
        </chart:subtitle>
        <chart:legend chart:legend-position="bottom" svg:x="4.591cm" svg:y="8.191cm" style:legend-expansion="wide" chart:style-name="ch3"/>
        <chart:plot-area chart:style-name="ch4" table:cell-range-address="Feuille1.B13:Feuille1.N13 Feuille1.A15:Feuille1.N16" chart:data-source-has-labels="both" svg:x="1.363cm" svg:y="1.538cm" svg:width="14.266cm" svg:height="5.465cm">
          <chartooo:coordinate-region svg:x="3.387cm" svg:y="1.75cm" svg:width="12.242cm" svg:height="4.58cm"/>
          <chart:axis chart:dimension="x" chart:name="primary-x" chart:style-name="ch5" chartooo:axis-type="auto">
            <chartooo:date-scale/>
            <chart:title svg:x="7.116cm" svg:y="7.184cm" chart:style-name="ch6">
              <text:p>Odre du problème</text:p>
            </chart:title>
            <chart:categories table:cell-range-address="Feuille1.B13:Feuille1.N13"/>
          </chart:axis>
          <chart:axis chart:dimension="y" chart:name="primary-y" chart:style-name="ch7">
            <chart:title svg:x="0.451cm" svg:y="6.828cm" chart:style-name="ch8">
              <text:p>Temps de résolution en secondes</text:p>
            </chart:title>
            <chart:grid chart:style-name="ch9" chart:class="major"/>
          </chart:axis>
          <chart:series chart:style-name="ch10" chart:values-cell-range-address="Feuille1.B15:Feuille1.N15" chart:label-cell-address="Feuille1.A15:Feuille1.A15" chart:class="chart:bar">
            <chart:data-point chart:repeated="13"/>
          </chart:series>
          <chart:series chart:style-name="ch11" chart:values-cell-range-address="Feuille1.B16:Feuille1.N16" chart:label-cell-address="Feuille1.A16:Feuille1.A16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13:Feuille1.N1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15:Feuille1.A15</svg:desc>
                </draw:g>
              </table:table-cell>
              <table:table-cell office:value-type="float" office:value="0">
                <text:p>0</text:p>
                <draw:g>
                  <svg:desc>Feuille1.B15:Feuille1.N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81">
                <text:p>0.000081</text:p>
              </table:table-cell>
              <table:table-cell office:value-type="float" office:value="0.000489">
                <text:p>0.000489</text:p>
              </table:table-cell>
              <table:table-cell office:value-type="float" office:value="0.003476">
                <text:p>0.003476</text:p>
              </table:table-cell>
              <table:table-cell office:value-type="float" office:value="0.028877">
                <text:p>0.028877</text:p>
              </table:table-cell>
              <table:table-cell office:value-type="float" office:value="0.27484">
                <text:p>0.27484</text:p>
              </table:table-cell>
              <table:table-cell office:value-type="float" office:value="2.77048">
                <text:p>2.77048</text:p>
              </table:table-cell>
              <table:table-cell office:value-type="float" office:value="31.291">
                <text:p>31.291</text:p>
              </table:table-cell>
              <table:table-cell office:value-type="float" office:value="429.712">
                <text:p>429.712</text:p>
              </table:table-cell>
            </table:table-row>
            <table:table-row>
              <table:table-cell office:value-type="string">
                <text:p>ForwardChecking_MD</text:p>
                <draw:g>
                  <svg:desc>Feuille1.A16:Feuille1.A16</svg:desc>
                </draw:g>
              </table:table-cell>
              <table:table-cell office:value-type="float" office:value="0.000001">
                <text:p>0.000001</text:p>
                <draw:g>
                  <svg:desc>Feuille1.B16:Feuille1.N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607">
                <text:p>0.000607</text:p>
              </table:table-cell>
              <table:table-cell office:value-type="float" office:value="0.004502">
                <text:p>0.004502</text:p>
              </table:table-cell>
              <table:table-cell office:value-type="float" office:value="0.038313">
                <text:p>0.038313</text:p>
              </table:table-cell>
              <table:table-cell office:value-type="float" office:value="0.37432">
                <text:p>0.37432</text:p>
              </table:table-cell>
              <table:table-cell office:value-type="float" office:value="3.849081">
                <text:p>3.849081</text:p>
              </table:table-cell>
              <table:table-cell office:value-type="float" office:value="44.422001">
                <text:p>44.422001</text:p>
              </table:table-cell>
              <table:table-cell office:value-type="float" office:value="580.465">
                <text:p>580.4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78cm" svg:height="9cm" xlink:href=".." xlink:type="simple" chart:class="chart:bar" chart:style-name="ch1">
        <chart:subtitle svg:x="6.137cm" svg:y="0.495cm" chart:style-name="ch2">
          <text:p>Problème des pigeons</text:p>
        </chart:subtitle>
        <chart:legend chart:legend-position="bottom" svg:x="4.591cm" svg:y="8.191cm" style:legend-expansion="wide" chart:style-name="ch3"/>
        <chart:plot-area chart:style-name="ch4" table:cell-range-address="Feuille1.B32:Feuille1.N32 Feuille1.A34:Feuille1.N35" chart:data-source-has-labels="both" svg:x="1.363cm" svg:y="1.538cm" svg:width="14.265cm" svg:height="5.465cm">
          <chartooo:coordinate-region svg:x="3.784cm" svg:y="1.75cm" svg:width="11.844cm" svg:height="4.58cm"/>
          <chart:axis chart:dimension="x" chart:name="primary-x" chart:style-name="ch5" chartooo:axis-type="auto">
            <chartooo:date-scale/>
            <chart:title svg:x="7.062cm" svg:y="7.184cm" chart:style-name="ch6">
              <text:p>Ordre du problème</text:p>
            </chart:title>
            <chart:categories table:cell-range-address="Feuille1.B32:Feuille1.N32"/>
          </chart:axis>
          <chart:axis chart:dimension="y" chart:name="primary-y" chart:style-name="ch7">
            <chart:title svg:x="0.451cm" svg:y="6.245cm" chart:style-name="ch8">
              <text:p>Nombre de noeuds visités</text:p>
            </chart:title>
            <chart:grid chart:style-name="ch9" chart:class="major"/>
          </chart:axis>
          <chart:series chart:style-name="ch10" chart:values-cell-range-address="Feuille1.B34:Feuille1.N34" chart:label-cell-address="Feuille1.A34:Feuille1.A34" chart:class="chart:bar">
            <chart:data-point chart:repeated="13"/>
          </chart:series>
          <chart:series chart:style-name="ch11" chart:values-cell-range-address="Feuille1.B35:Feuille1.N35" chart:label-cell-address="Feuille1.A35:Feuille1.A35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32:Feuille1.N3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34:Feuille1.A34</svg:desc>
                </draw:g>
              </table:table-cell>
              <table:table-cell office:value-type="float" office:value="0">
                <text:p>0</text:p>
                <draw:g>
                  <svg:desc>Feuille1.B34:Feuille1.N3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325">
                <text:p>325</text:p>
              </table:table-cell>
              <table:table-cell office:value-type="float" office:value="1956">
                <text:p>1956</text:p>
              </table:table-cell>
              <table:table-cell office:value-type="float" office:value="13699">
                <text:p>13699</text:p>
              </table:table-cell>
              <table:table-cell office:value-type="float" office:value="109600">
                <text:p>109600</text:p>
              </table:table-cell>
              <table:table-cell office:value-type="float" office:value="986409">
                <text:p>986409</text:p>
              </table:table-cell>
              <table:table-cell office:value-type="float" office:value="9864100">
                <text:p>9864100</text:p>
              </table:table-cell>
              <table:table-cell office:value-type="float" office:value="108505111">
                <text:p>108505111</text:p>
              </table:table-cell>
              <table:table-cell office:value-type="float" office:value="1302061344">
                <text:p>1302061344</text:p>
              </table:table-cell>
            </table:table-row>
            <table:table-row>
              <table:table-cell office:value-type="string">
                <text:p>ForwardChecking_MD</text:p>
                <draw:g>
                  <svg:desc>Feuille1.A35:Feuille1.A35</svg:desc>
                </draw:g>
              </table:table-cell>
              <table:table-cell office:value-type="float" office:value="0">
                <text:p>0</text:p>
                <draw:g>
                  <svg:desc>Feuille1.B35:Feuille1.N3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325">
                <text:p>325</text:p>
              </table:table-cell>
              <table:table-cell office:value-type="float" office:value="1956">
                <text:p>1956</text:p>
              </table:table-cell>
              <table:table-cell office:value-type="float" office:value="13699">
                <text:p>13699</text:p>
              </table:table-cell>
              <table:table-cell office:value-type="float" office:value="109600">
                <text:p>109600</text:p>
              </table:table-cell>
              <table:table-cell office:value-type="float" office:value="986409">
                <text:p>986409</text:p>
              </table:table-cell>
              <table:table-cell office:value-type="float" office:value="9864100">
                <text:p>9864100</text:p>
              </table:table-cell>
              <table:table-cell office:value-type="float" office:value="108505111">
                <text:p>108505111</text:p>
              </table:table-cell>
              <table:table-cell office:value-type="float" office:value="1302061344">
                <text:p>13020613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78cm" svg:height="9.001cm" xlink:href=".." xlink:type="simple" chart:class="chart:bar" chart:style-name="ch1">
        <chart:subtitle svg:x="6.137cm" svg:y="0.495cm" chart:style-name="ch2">
          <text:p>Problème des pigeons</text:p>
        </chart:subtitle>
        <chart:legend chart:legend-position="bottom" svg:x="4.591cm" svg:y="8.192cm" style:legend-expansion="wide" chart:style-name="ch3"/>
        <chart:plot-area chart:style-name="ch4" table:cell-range-address="Feuille1.B51:Feuille1.N51 Feuille1.A53:Feuille1.N54" chart:data-source-has-labels="both" svg:x="1.363cm" svg:y="1.538cm" svg:width="14.265cm" svg:height="5.466cm">
          <chartooo:coordinate-region svg:x="3.969cm" svg:y="1.75cm" svg:width="11.659cm" svg:height="4.581cm"/>
          <chart:axis chart:dimension="x" chart:name="primary-x" chart:style-name="ch5" chartooo:axis-type="auto">
            <chartooo:date-scale/>
            <chart:title svg:x="7.062cm" svg:y="7.185cm" chart:style-name="ch6">
              <text:p>Ordre du problème</text:p>
            </chart:title>
            <chart:categories table:cell-range-address="Feuille1.B51:Feuille1.N51"/>
          </chart:axis>
          <chart:axis chart:dimension="y" chart:name="primary-y" chart:style-name="ch7">
            <chart:title svg:x="0.451cm" svg:y="6.749cm" chart:style-name="ch8">
              <text:p>Nombre de contraintes explorées</text:p>
            </chart:title>
            <chart:grid chart:style-name="ch9" chart:class="major"/>
          </chart:axis>
          <chart:series chart:style-name="ch10" chart:values-cell-range-address="Feuille1.B53:Feuille1.N53" chart:label-cell-address="Feuille1.A53:Feuille1.A53" chart:class="chart:bar">
            <chart:data-point chart:repeated="13"/>
          </chart:series>
          <chart:series chart:style-name="ch11" chart:values-cell-range-address="Feuille1.B54:Feuille1.N54" chart:label-cell-address="Feuille1.A54:Feuille1.A54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51:Feuille1.N5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53:Feuille1.A53</svg:desc>
                </draw:g>
              </table:table-cell>
              <table:table-cell office:value-type="float" office:value="0">
                <text:p>0</text:p>
                <draw:g>
                  <svg:desc>Feuille1.B53:Feuille1.N5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1">
                <text:p>81</text:p>
              </table:table-cell>
              <table:table-cell office:value-type="float" office:value="496">
                <text:p>496</text:p>
              </table:table-cell>
              <table:table-cell office:value-type="float" office:value="3225">
                <text:p>3225</text:p>
              </table:table-cell>
              <table:table-cell office:value-type="float" office:value="23436">
                <text:p>23436</text:p>
              </table:table-cell>
              <table:table-cell office:value-type="float" office:value="191737">
                <text:p>191737</text:p>
              </table:table-cell>
              <table:table-cell office:value-type="float" office:value="1753536">
                <text:p>1753536</text:p>
              </table:table-cell>
              <table:table-cell office:value-type="float" office:value="17755281">
                <text:p>17755281</text:p>
              </table:table-cell>
              <table:table-cell office:value-type="float" office:value="197281900">
                <text:p>197281900</text:p>
              </table:table-cell>
              <table:table-cell office:value-type="float" office:value="2387112321">
                <text:p>2387112321</text:p>
              </table:table-cell>
              <table:table-cell office:value-type="float" office:value="31249472112">
                <text:p>31249472112</text:p>
              </table:table-cell>
            </table:table-row>
            <table:table-row>
              <table:table-cell office:value-type="string">
                <text:p>ForwardChecking_MD</text:p>
                <draw:g>
                  <svg:desc>Feuille1.A54:Feuille1.A54</svg:desc>
                </draw:g>
              </table:table-cell>
              <table:table-cell office:value-type="float" office:value="0">
                <text:p>0</text:p>
                <draw:g>
                  <svg:desc>Feuille1.B54:Feuille1.N5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1">
                <text:p>81</text:p>
              </table:table-cell>
              <table:table-cell office:value-type="float" office:value="496">
                <text:p>496</text:p>
              </table:table-cell>
              <table:table-cell office:value-type="float" office:value="3225">
                <text:p>3225</text:p>
              </table:table-cell>
              <table:table-cell office:value-type="float" office:value="23436">
                <text:p>23436</text:p>
              </table:table-cell>
              <table:table-cell office:value-type="float" office:value="191737">
                <text:p>191737</text:p>
              </table:table-cell>
              <table:table-cell office:value-type="float" office:value="1753536">
                <text:p>1753536</text:p>
              </table:table-cell>
              <table:table-cell office:value-type="float" office:value="17755281">
                <text:p>17755281</text:p>
              </table:table-cell>
              <table:table-cell office:value-type="float" office:value="197281900">
                <text:p>197281900</text:p>
              </table:table-cell>
              <table:table-cell office:value-type="float" office:value="2387112321">
                <text:p>2387112321</text:p>
              </table:table-cell>
              <table:table-cell office:value-type="float" office:value="31249472112">
                <text:p>312494721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8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08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38cm" xlink:href=".." xlink:type="simple" chart:class="chart:bar" chart:row-mapping="1 0 2" chart:style-name="ch1">
        <chart:subtitle svg:x="5.906cm" svg:y="0.495cm" chart:style-name="ch2">
          <text:p>Problème des n-dames</text:p>
        </chart:subtitle>
        <chart:legend chart:legend-position="bottom" svg:x="4.087cm" svg:y="8.229cm" style:legend-expansion="wide" chart:style-name="ch3"/>
        <chart:plot-area chart:style-name="ch4" table:cell-range-address="Feuille1.B4:Feuille1.P5 Feuille1.A6:Feuille1.P6 Feuille1.A4:Feuille1.A5 Feuille1.A8:Feuille1.P8" chart:data-source-has-labels="both" svg:x="1.358cm" svg:y="1.538cm" svg:width="14.002cm" svg:height="5.503cm">
          <chartooo:coordinate-region svg:x="3.382cm" svg:y="1.75cm" svg:width="11.978cm" svg:height="4.618cm"/>
          <chart:axis chart:dimension="x" chart:name="primary-x" chart:style-name="ch5" chartooo:axis-type="auto">
            <chartooo:date-scale/>
            <chart:title svg:x="6.926cm" svg:y="7.222cm" chart:style-name="ch6">
              <text:p>Ordre du problème</text:p>
            </chart:title>
            <chart:categories table:cell-range-address="Feuille1.B4:Feuille1.P4"/>
          </chart:axis>
          <chart:axis chart:dimension="y" chart:name="primary-y" chart:style-name="ch7">
            <chart:title svg:x="0.451cm" svg:y="6.847cm" chart:style-name="ch8">
              <text:p>Temps de résolution en secondes</text:p>
            </chart:title>
            <chart:grid chart:style-name="ch9" chart:class="major"/>
          </chart:axis>
          <chart:series chart:style-name="ch10" chart:values-cell-range-address="Feuille1.B6:Feuille1.P6" chart:label-cell-address="Feuille1.A6:Feuille1.A6" chart:class="chart:bar">
            <chart:data-point chart:repeated="15"/>
          </chart:series>
          <chart:series chart:style-name="ch11" chart:values-cell-range-address="Feuille1.B5:Feuille1.P5" chart:label-cell-address="Feuille1.A5:Feuille1.A5" chart:class="chart:bar">
            <chart:data-point chart:repeated="15"/>
          </chart:series>
          <chart:series chart:style-name="ch12" chart:values-cell-range-address="Feuille1.B8:Feuille1.P8" chart:label-cell-address="Feuille1.A8:Feuille1.A8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4:Feuille1.P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6:Feuille1.A6</svg:desc>
                </draw:g>
              </table:table-cell>
              <table:table-cell office:value-type="float" office:value="0">
                <text:p>0</text:p>
                <draw:g>
                  <svg:desc>Feuille1.B6:Feuille1.P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4">
                <text:p>0.000004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149">
                <text:p>0.000149</text:p>
              </table:table-cell>
              <table:table-cell office:value-type="float" office:value="0.00059">
                <text:p>0.00059</text:p>
              </table:table-cell>
              <table:table-cell office:value-type="float" office:value="0.002506">
                <text:p>0.002506</text:p>
              </table:table-cell>
              <table:table-cell office:value-type="float" office:value="0.010251">
                <text:p>0.010251</text:p>
              </table:table-cell>
              <table:table-cell office:value-type="float" office:value="0.04968">
                <text:p>0.04968</text:p>
              </table:table-cell>
              <table:table-cell office:value-type="float" office:value="0.25912">
                <text:p>0.25912</text:p>
              </table:table-cell>
              <table:table-cell office:value-type="float" office:value="1.45232">
                <text:p>1.45232</text:p>
              </table:table-cell>
              <table:table-cell office:value-type="float" office:value="8.598">
                <text:p>8.598</text:p>
              </table:table-cell>
              <table:table-cell office:value-type="float" office:value="55.161999">
                <text:p>55.161999</text:p>
              </table:table-cell>
            </table:table-row>
            <table:table-row>
              <table:table-cell office:value-type="string">
                <text:p>Backtrack</text:p>
                <draw:g>
                  <svg:desc>Feuille1.A5:Feuille1.A5</svg:desc>
                </draw:g>
              </table:table-cell>
              <table:table-cell office:value-type="float" office:value="0">
                <text:p>0</text:p>
                <draw:g>
                  <svg:desc>Feuille1.B5:Feuille1.P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031">
                <text:p>0.000031</text:p>
              </table:table-cell>
              <table:table-cell office:value-type="float" office:value="0.00014">
                <text:p>0.00014</text:p>
              </table:table-cell>
              <table:table-cell office:value-type="float" office:value="0.000597">
                <text:p>0.000597</text:p>
              </table:table-cell>
              <table:table-cell office:value-type="float" office:value="0.002718">
                <text:p>0.002718</text:p>
              </table:table-cell>
              <table:table-cell office:value-type="float" office:value="0.012886">
                <text:p>0.012886</text:p>
              </table:table-cell>
              <table:table-cell office:value-type="float" office:value="0.0668">
                <text:p>0.0668</text:p>
              </table:table-cell>
              <table:table-cell office:value-type="float" office:value="0.37176">
                <text:p>0.37176</text:p>
              </table:table-cell>
              <table:table-cell office:value-type="float" office:value="2.21968">
                <text:p>2.21968</text:p>
              </table:table-cell>
              <table:table-cell office:value-type="float" office:value="14.116">
                <text:p>14.116</text:p>
              </table:table-cell>
              <table:table-cell office:value-type="float" office:value="95.672997">
                <text:p>95.672997</text:p>
              </table:table-cell>
            </table:table-row>
            <table:table-row>
              <table:table-cell office:value-type="string">
                <text:p>Backjumping</text:p>
                <draw:g>
                  <svg:desc>Feuille1.A8:Feuille1.A8</svg:desc>
                </draw:g>
              </table:table-cell>
              <table:table-cell office:value-type="float" office:value="0">
                <text:p>0</text:p>
                <draw:g>
                  <svg:desc>Feuille1.B8:Feuille1.P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45">
                <text:p>0.000045</text:p>
              </table:table-cell>
              <table:table-cell office:value-type="float" office:value="0.000218">
                <text:p>0.000218</text:p>
              </table:table-cell>
              <table:table-cell office:value-type="float" office:value="0.001041">
                <text:p>0.001041</text:p>
              </table:table-cell>
              <table:table-cell office:value-type="float" office:value="0.004986">
                <text:p>0.004986</text:p>
              </table:table-cell>
              <table:table-cell office:value-type="float" office:value="0.024503">
                <text:p>0.024503</text:p>
              </table:table-cell>
              <table:table-cell office:value-type="float" office:value="0.13088">
                <text:p>0.13088</text:p>
              </table:table-cell>
              <table:table-cell office:value-type="float" office:value="0.7458">
                <text:p>0.7458</text:p>
              </table:table-cell>
              <table:table-cell office:value-type="float" office:value="4.5626">
                <text:p>4.5626</text:p>
              </table:table-cell>
              <table:table-cell office:value-type="float" office:value="29.755">
                <text:p>29.755</text:p>
              </table:table-cell>
              <table:table-cell office:value-type="float" office:value="206.134">
                <text:p>206.13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3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38cm" xlink:href=".." xlink:type="simple" chart:class="chart:bar" chart:row-mapping="1 0 2" chart:style-name="ch1">
        <chart:plot-area chart:style-name="ch2" table:cell-range-address="Feuille1.B23:Feuille1.P24 Feuille1.A25:Feuille1.P25 Feuille1.A23:Feuille1.A24 Feuille1.A27:Feuille1.P27" chart:data-source-has-labels="both" svg:x="1.358cm" svg:y="0.855cm" svg:width="14.002cm" svg:height="6.995cm">
          <chartooo:coordinate-region svg:x="3.779cm" svg:y="1.067cm" svg:width="11.581cm" svg:height="6.11cm"/>
          <chart:axis chart:dimension="x" chart:name="primary-x" chart:style-name="ch3" chartooo:axis-type="auto">
            <chartooo:date-scale/>
            <chart:title svg:x="6.926cm" svg:y="8.031cm" chart:style-name="ch4">
              <text:p>Ordre du problème</text:p>
            </chart:title>
            <chart:categories table:cell-range-address="Feuille1.B23:Feuille1.P23"/>
          </chart:axis>
          <chart:axis chart:dimension="y" chart:name="primary-y" chart:style-name="ch5">
            <chart:title svg:x="0.451cm" svg:y="6.327cm" chart:style-name="ch6">
              <text:p>Nombre de noeuds visités</text:p>
            </chart:title>
            <chart:grid chart:style-name="ch7" chart:class="major"/>
          </chart:axis>
          <chart:series chart:style-name="ch8" chart:values-cell-range-address="Feuille1.B25:Feuille1.P25" chart:label-cell-address="Feuille1.A25:Feuille1.A25" chart:class="chart:bar">
            <chart:data-point chart:repeated="15"/>
          </chart:series>
          <chart:series chart:style-name="ch9" chart:values-cell-range-address="Feuille1.B24:Feuille1.P24" chart:label-cell-address="Feuille1.A24:Feuille1.A24" chart:class="chart:bar">
            <chart:data-point chart:repeated="15"/>
          </chart:series>
          <chart:series chart:style-name="ch10" chart:values-cell-range-address="Feuille1.B27:Feuille1.P27" chart:label-cell-address="Feuille1.A27:Feuille1.A27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23:Feuille1.P2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25:Feuille1.A25</svg:desc>
                </draw:g>
              </table:table-cell>
              <table:table-cell office:value-type="float" office:value="1">
                <text:p>1</text:p>
                <draw:g>
                  <svg:desc>Feuille1.B25:Feuille1.P2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130">
                <text:p>130</text:p>
              </table:table-cell>
              <table:table-cell office:value-type="float" office:value="463">
                <text:p>463</text:p>
              </table:table-cell>
              <table:table-cell office:value-type="float" office:value="1724">
                <text:p>1724</text:p>
              </table:table-cell>
              <table:table-cell office:value-type="float" office:value="7031">
                <text:p>7031</text:p>
              </table:table-cell>
              <table:table-cell office:value-type="float" office:value="27832">
                <text:p>27832</text:p>
              </table:table-cell>
              <table:table-cell office:value-type="float" office:value="127441">
                <text:p>127441</text:p>
              </table:table-cell>
              <table:table-cell office:value-type="float" office:value="641974">
                <text:p>641974</text:p>
              </table:table-cell>
              <table:table-cell office:value-type="float" office:value="3456855">
                <text:p>3456855</text:p>
              </table:table-cell>
              <table:table-cell office:value-type="float" office:value="19787662">
                <text:p>19787662</text:p>
              </table:table-cell>
              <table:table-cell office:value-type="float" office:value="121498513">
                <text:p>121498513</text:p>
              </table:table-cell>
            </table:table-row>
            <table:table-row>
              <table:table-cell office:value-type="string">
                <text:p>Backtrack</text:p>
                <draw:g>
                  <svg:desc>Feuille1.A24:Feuille1.A24</svg:desc>
                </draw:g>
              </table:table-cell>
              <table:table-cell office:value-type="float" office:value="1">
                <text:p>1</text:p>
                <draw:g>
                  <svg:desc>Feuille1.B24:Feuille1.P24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220">
                <text:p>220</text:p>
              </table:table-cell>
              <table:table-cell office:value-type="float" office:value="894">
                <text:p>894</text:p>
              </table:table-cell>
              <table:table-cell office:value-type="float" office:value="3584">
                <text:p>3584</text:p>
              </table:table-cell>
              <table:table-cell office:value-type="float" office:value="15720">
                <text:p>15720</text:p>
              </table:table-cell>
              <table:table-cell office:value-type="float" office:value="72378">
                <text:p>72378</text:p>
              </table:table-cell>
              <table:table-cell office:value-type="float" office:value="348150">
                <text:p>348150</text:p>
              </table:table-cell>
              <table:table-cell office:value-type="float" office:value="1806706">
                <text:p>1806706</text:p>
              </table:table-cell>
              <table:table-cell office:value-type="float" office:value="10103868">
                <text:p>10103868</text:p>
              </table:table-cell>
              <table:table-cell office:value-type="float" office:value="59815314">
                <text:p>59815314</text:p>
              </table:table-cell>
              <table:table-cell office:value-type="float" office:value="377901398">
                <text:p>377901398</text:p>
              </table:table-cell>
              <table:table-cell office:value-type="float" office:value="2532748320">
                <text:p>2532748320</text:p>
              </table:table-cell>
            </table:table-row>
            <table:table-row>
              <table:table-cell office:value-type="string">
                <text:p>Backjumping</text:p>
                <draw:g>
                  <svg:desc>Feuille1.A27:Feuille1.A27</svg:desc>
                </draw:g>
              </table:table-cell>
              <table:table-cell office:value-type="float" office:value="1">
                <text:p>1</text:p>
                <draw:g>
                  <svg:desc>Feuille1.B27:Feuille1.P2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220">
                <text:p>220</text:p>
              </table:table-cell>
              <table:table-cell office:value-type="float" office:value="894">
                <text:p>894</text:p>
              </table:table-cell>
              <table:table-cell office:value-type="float" office:value="3584">
                <text:p>3584</text:p>
              </table:table-cell>
              <table:table-cell office:value-type="float" office:value="15720">
                <text:p>15720</text:p>
              </table:table-cell>
              <table:table-cell office:value-type="float" office:value="72378">
                <text:p>72378</text:p>
              </table:table-cell>
              <table:table-cell office:value-type="float" office:value="348150">
                <text:p>348150</text:p>
              </table:table-cell>
              <table:table-cell office:value-type="float" office:value="1806706">
                <text:p>1806706</text:p>
              </table:table-cell>
              <table:table-cell office:value-type="float" office:value="10103868">
                <text:p>10103868</text:p>
              </table:table-cell>
              <table:table-cell office:value-type="float" office:value="59815314">
                <text:p>59815314</text:p>
              </table:table-cell>
              <table:table-cell office:value-type="float" office:value="377901398">
                <text:p>377901398</text:p>
              </table:table-cell>
              <table:table-cell office:value-type="float" office:value="2532748320">
                <text:p>253274832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3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3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38cm" xlink:href=".." xlink:type="simple" chart:class="chart:bar" chart:row-mapping="1 0 2" chart:style-name="ch1">
        <chart:plot-area chart:style-name="ch2" table:cell-range-address="Feuille1.B42:Feuille1.P43 Feuille1.A44:Feuille1.P44 Feuille1.A42:Feuille1.A43 Feuille1.A46:Feuille1.P46" chart:data-source-has-labels="both" svg:x="1.358cm" svg:y="0.855cm" svg:width="14.002cm" svg:height="6.995cm">
          <chartooo:coordinate-region svg:x="3.964cm" svg:y="1.068cm" svg:width="11.396cm" svg:height="6.109cm"/>
          <chart:axis chart:dimension="x" chart:name="primary-x" chart:style-name="ch3" chartooo:axis-type="auto">
            <chartooo:date-scale/>
            <chart:title svg:x="6.926cm" svg:y="8.031cm" chart:style-name="ch4">
              <text:p>Ordre du problème</text:p>
            </chart:title>
            <chart:categories table:cell-range-address="Feuille1.B42:Feuille1.P42"/>
          </chart:axis>
          <chart:axis chart:dimension="y" chart:name="primary-y" chart:style-name="ch5">
            <chart:title svg:x="0.451cm" svg:y="6.83cm" chart:style-name="ch6">
              <text:p>Nombre de contraintes explorées</text:p>
            </chart:title>
            <chart:grid chart:style-name="ch7" chart:class="major"/>
          </chart:axis>
          <chart:series chart:style-name="ch8" chart:values-cell-range-address="Feuille1.B44:Feuille1.P44" chart:label-cell-address="Feuille1.A44:Feuille1.A44" chart:class="chart:bar">
            <chart:data-point chart:repeated="15"/>
          </chart:series>
          <chart:series chart:style-name="ch9" chart:values-cell-range-address="Feuille1.B43:Feuille1.P43" chart:label-cell-address="Feuille1.A43:Feuille1.A43" chart:class="chart:bar">
            <chart:data-point chart:repeated="15"/>
          </chart:series>
          <chart:series chart:style-name="ch10" chart:values-cell-range-address="Feuille1.B46:Feuille1.P46" chart:label-cell-address="Feuille1.A46:Feuille1.A46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42:Feuille1.P4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ForwardChecking</text:p>
                <draw:g>
                  <svg:desc>Feuille1.A44:Feuille1.A44</svg:desc>
                </draw:g>
              </table:table-cell>
              <table:table-cell office:value-type="float" office:value="0">
                <text:p>0</text:p>
                <draw:g>
                  <svg:desc>Feuille1.B44:Feuille1.P4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12">
                <text:p>112</text:p>
              </table:table-cell>
              <table:table-cell office:value-type="float" office:value="480">
                <text:p>480</text:p>
              </table:table-cell>
              <table:table-cell office:value-type="float" office:value="1944">
                <text:p>1944</text:p>
              </table:table-cell>
              <table:table-cell office:value-type="float" office:value="8344">
                <text:p>8344</text:p>
              </table:table-cell>
              <table:table-cell office:value-type="float" office:value="39120">
                <text:p>39120</text:p>
              </table:table-cell>
              <table:table-cell office:value-type="float" office:value="192582">
                <text:p>192582</text:p>
              </table:table-cell>
              <table:table-cell office:value-type="float" office:value="945520">
                <text:p>945520</text:p>
              </table:table-cell>
              <table:table-cell office:value-type="float" office:value="5036548">
                <text:p>5036548</text:p>
              </table:table-cell>
              <table:table-cell office:value-type="float" office:value="28783584">
                <text:p>28783584</text:p>
              </table:table-cell>
              <table:table-cell office:value-type="float" office:value="173647890">
                <text:p>173647890</text:p>
              </table:table-cell>
              <table:table-cell office:value-type="float" office:value="1108013116">
                <text:p>1108013116</text:p>
              </table:table-cell>
              <table:table-cell office:value-type="float" office:value="7482268440">
                <text:p>7482268440</text:p>
              </table:table-cell>
            </table:table-row>
            <table:table-row>
              <table:table-cell office:value-type="string">
                <text:p>Backtrack</text:p>
                <draw:g>
                  <svg:desc>Feuille1.A43:Feuille1.A43</svg:desc>
                </draw:g>
              </table:table-cell>
              <table:table-cell office:value-type="float" office:value="0">
                <text:p>0</text:p>
                <draw:g>
                  <svg:desc>Feuille1.B43:Feuille1.P4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84">
                <text:p>84</text:p>
              </table:table-cell>
              <table:table-cell office:value-type="float" office:value="405">
                <text:p>405</text:p>
              </table:table-cell>
              <table:table-cell office:value-type="float" office:value="2016">
                <text:p>2016</text:p>
              </table:table-cell>
              <table:table-cell office:value-type="float" office:value="9297">
                <text:p>9297</text:p>
              </table:table-cell>
              <table:table-cell office:value-type="float" office:value="46752">
                <text:p>46752</text:p>
              </table:table-cell>
              <table:table-cell office:value-type="float" office:value="243009">
                <text:p>243009</text:p>
              </table:table-cell>
              <table:table-cell office:value-type="float" office:value="1297558">
                <text:p>1297558</text:p>
              </table:table-cell>
              <table:table-cell office:value-type="float" office:value="7416541">
                <text:p>7416541</text:p>
              </table:table-cell>
              <table:table-cell office:value-type="float" office:value="45396914">
                <text:p>45396914</text:p>
              </table:table-cell>
              <table:table-cell office:value-type="float" office:value="292182579">
                <text:p>292182579</text:p>
              </table:table-cell>
              <table:table-cell office:value-type="float" office:value="1995957888">
                <text:p>1995957888</text:p>
              </table:table-cell>
              <table:table-cell office:value-type="float" office:value="14387492117">
                <text:p>14387492117</text:p>
              </table:table-cell>
            </table:table-row>
            <table:table-row>
              <table:table-cell office:value-type="string">
                <text:p>Backjumping</text:p>
                <draw:g>
                  <svg:desc>Feuille1.A46:Feuille1.A46</svg:desc>
                </draw:g>
              </table:table-cell>
              <table:table-cell office:value-type="float" office:value="0">
                <text:p>0</text:p>
                <draw:g>
                  <svg:desc>Feuille1.B46:Feuille1.P4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12">
                <text:p>112</text:p>
              </table:table-cell>
              <table:table-cell office:value-type="float" office:value="595">
                <text:p>595</text:p>
              </table:table-cell>
              <table:table-cell office:value-type="float" office:value="3228">
                <text:p>3228</text:p>
              </table:table-cell>
              <table:table-cell office:value-type="float" office:value="15673">
                <text:p>15673</text:p>
              </table:table-cell>
              <table:table-cell office:value-type="float" office:value="81696">
                <text:p>81696</text:p>
              </table:table-cell>
              <table:table-cell office:value-type="float" office:value="435303">
                <text:p>435303</text:p>
              </table:table-cell>
              <table:table-cell office:value-type="float" office:value="2381460">
                <text:p>2381460</text:p>
              </table:table-cell>
              <table:table-cell office:value-type="float" office:value="13863839">
                <text:p>13863839</text:p>
              </table:table-cell>
              <table:table-cell office:value-type="float" office:value="86257536">
                <text:p>86257536</text:p>
              </table:table-cell>
              <table:table-cell office:value-type="float" office:value="563494685">
                <text:p>563494685</text:p>
              </table:table-cell>
              <table:table-cell office:value-type="float" office:value="3900692516">
                <text:p>3900692516</text:p>
              </table:table-cell>
              <table:table-cell office:value-type="float" office:value="28447251885">
                <text:p>2844725188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